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3.106cm" fo:min-width="16.301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round" draw:fill="solid" draw:fill-color="#eaeaea" draw:textarea-horizontal-align="left" draw:textarea-vertical-align="middle" draw:auto-grow-height="false" fo:min-height="1.416cm" fo:min-width="2.163cm" fo:padding-top="0.13cm" fo:padding-bottom="0.13cm" fo:padding-left="0.25cm" fo:padding-right="0.25cm" fo:wrap-option="no-wrap" draw:shadow-color="#808080"/>
    </style:style>
    <style:style style:name="gr4"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round" draw:fill="solid" draw:fill-color="#eaeaea" draw:textarea-horizontal-align="left" draw:textarea-vertical-align="middle" draw:auto-grow-height="false" fo:min-height="1.415cm" fo:min-width="2.164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7" style:family="graphic" style:parent-style-name="standard">
      <style:graphic-properties draw:stroke="solid" svg:stroke-width="0.168cm" svg:stroke-color="#000000" svg:stroke-opacity="100%" draw:stroke-linejoin="round" draw:fill="solid" draw:fill-color="#eaeaea" draw:textarea-horizontal-align="left" draw:textarea-vertical-align="middle" draw:auto-grow-height="false" fo:min-height="1.72cm" fo:min-width="2.291cm" fo:padding-top="0.13cm" fo:padding-bottom="0.13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1" style:family="graphic" style:parent-style-name="standard">
      <style:graphic-properties draw:stroke="solid" svg:stroke-width="0.071cm" svg:stroke-color="#000000" draw:marker-end="msArrowEnd_20_5" draw:marker-end-width="0.213cm" draw:marker-end-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12"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3" style:family="graphic" style:parent-style-name="standard">
      <style:graphic-properties draw:stroke="solid" svg:stroke-width="0.071cm" svg:stroke-color="#000000" draw:marker-start="msArrowEnd_20_5" draw:marker-start-width="0.213cm" draw:marker-start-center="false" svg:stroke-opacity="100%" draw:stroke-linejoin="round"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14"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7"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44cm" fo:min-width="1.154cm" fo:padding-top="0.13cm" fo:padding-bottom="0.13cm" fo:padding-left="0.25cm" fo:padding-right="0.25cm" fo:wrap-option="no-wrap" draw:shadow-color="#808080"/>
    </style:style>
    <style:style style:name="gr18" style:family="graphic" style:parent-style-name="standard">
      <style:graphic-properties draw:stroke="solid" svg:stroke-width="0.106cm" svg:stroke-color="#000000" svg:stroke-opacity="100%" draw:stroke-linejoin="miter" draw:fill="solid" draw:fill-color="#ffffff" draw:textarea-horizontal-align="left" draw:textarea-vertical-align="middle" draw:auto-grow-height="false" fo:min-height="1.001cm" fo:min-width="0.541cm" fo:padding-top="0.13cm" fo:padding-bottom="0.13cm" fo:padding-left="0.25cm" fo:padding-right="0.25cm" fo:wrap-option="no-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0"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1.032cm" fo:min-width="0.492cm" fo:padding-top="0.13cm" fo:padding-bottom="0.13cm" fo:padding-left="0.25cm" fo:padding-right="0.25cm" fo:wrap-option="no-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2"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0.943cm" fo:min-width="1.154cm" fo:padding-top="0.13cm" fo:padding-bottom="0.13cm" fo:padding-left="0.25cm" fo:padding-right="0.25cm" fo:wrap-option="no-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5" style:family="graphic" style:parent-style-name="standard">
      <style:graphic-properties draw:stroke="solid" svg:stroke-width="0.026cm" svg:stroke-color="#000000" svg:stroke-opacity="100%" draw:stroke-linejoin="miter" draw:fill="none" draw:fill-color="#ffffff" draw:textarea-horizontal-align="left" draw:textarea-vertical-align="middle" draw:auto-grow-height="false" fo:min-height="1.067cm" fo:min-width="1.299cm" fo:padding-top="0.13cm" fo:padding-bottom="0.13cm" fo:padding-left="0.25cm" fo:padding-right="0.25cm" fo:wrap-option="no-wrap" draw:shadow-color="#808080"/>
    </style:style>
    <style:style style:name="gr26"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28" style:family="graphic" style:parent-style-name="standard"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no-wrap" draw:shadow-color="#808080"/>
    </style:style>
    <style:style style:name="gr29"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min-height="1.032cm" fo:min-width="0.493cm" fo:padding-top="0.13cm" fo:padding-bottom="0.13cm" fo:padding-left="0.25cm" fo:padding-right="0.25cm" fo:wrap-option="no-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31" style:family="graphic" style:parent-style-name="standard">
      <style:graphic-properties draw:stroke="solid" svg:stroke-width="0.168cm" svg:stroke-color="#000000" draw:stroke-linejoin="round" draw:fill="solid" draw:fill-color="#eaeaea" draw:textarea-vertical-align="middle" draw:auto-grow-height="false" draw:fit-to-size="false" fo:min-height="1.612cm" fo:min-width="2.253cm" fo:padding-top="0.087cm" fo:padding-bottom="0.087cm" fo:padding-left="0.174cm" fo:padding-right="0.174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fo:min-height="0.398cm" fo:min-width="1.033cm" fo:padding-top="0.087cm" fo:padding-bottom="0.087cm" fo:padding-left="0.174cm" fo:padding-right="0.174cm" fo:wrap-option="no-wrap"/>
    </style:style>
    <style:style style:name="gr33" style:family="graphic" style:parent-style-name="standard">
      <style:graphic-properties draw:stroke="solid" svg:stroke-width="0.106cm" svg:stroke-color="#000000" draw:stroke-linejoin="miter" draw:fill="solid" draw:fill-color="#ffffff" draw:textarea-vertical-align="middle" draw:auto-grow-height="false" draw:fit-to-size="false" fo:min-height="1.089cm" fo:min-width="0.692cm" fo:padding-top="0.087cm" fo:padding-bottom="0.087cm" fo:padding-left="0.174cm" fo:padding-right="0.174cm" fo:wrap-option="no-wrap"/>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draw:fit-to-size="false" fo:min-height="1.119cm" fo:min-width="0.642cm" fo:padding-top="0.087cm" fo:padding-bottom="0.087cm" fo:padding-left="0.174cm" fo:padding-right="0.174cm" fo:wrap-option="no-wrap"/>
    </style:style>
    <style:style style:name="gr35" style:family="graphic" style:parent-style-name="standard">
      <style:graphic-properties draw:stroke="solid" svg:stroke-width="0.026cm" svg:stroke-color="#000000" draw:stroke-linejoin="miter" draw:fill="none" draw:textarea-vertical-align="middle" draw:auto-grow-height="false" draw:fit-to-size="false" fo:min-height="0.457cm" fo:min-width="1.146cm" fo:padding-top="0.087cm" fo:padding-bottom="0.087cm" fo:padding-left="0.174cm" fo:padding-right="0.174cm" fo:wrap-option="no-wrap"/>
    </style:style>
    <style:style style:name="gr36" style:family="graphic" style:parent-style-name="standard">
      <style:graphic-properties draw:stroke="solid" svg:stroke-width="0.035cm" svg:stroke-color="#5b9bd5" draw:stroke-linejoin="miter" draw:fill="solid" draw:fill-color="#ffffff" draw:textarea-vertical-align="middle" draw:auto-grow-height="false" draw:fit-to-size="false" fo:min-height="1.688cm" fo:min-width="4.109cm" fo:padding-top="0.125cm" fo:padding-bottom="0.125cm" fo:padding-left="0.25cm" fo:padding-right="0.25cm" fo:wrap-option="wrap"/>
    </style:style>
    <style:style style:name="gr37"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35cm" svg:stroke-color="#5b9bd5" draw:stroke-linejoin="miter" draw:fill="solid" draw:fill-color="#ffffff" draw:textarea-vertical-align="middle" draw:auto-grow-height="false" draw:fit-to-size="false" fo:min-height="1.688cm" fo:min-width="5.275cm" fo:padding-top="0.125cm" fo:padding-bottom="0.125cm" fo:padding-left="0.25cm" fo:padding-right="0.25cm" fo:wrap-option="wrap"/>
    </style:style>
    <style:style style:name="gr39"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
      <style:graphic-properties draw:stroke="solid" svg:stroke-width="0.035cm" svg:stroke-color="#5b9bd5" draw:stroke-linejoin="miter" draw:fill="solid" draw:fill-color="#ffffff" draw:textarea-vertical-align="middle" draw:auto-grow-height="false" draw:fit-to-size="false" fo:min-height="1.688cm" fo:min-width="4.099cm" fo:padding-top="0.125cm" fo:padding-bottom="0.125cm" fo:padding-left="0.25cm" fo:padding-right="0.25cm" fo:wrap-option="wrap"/>
    </style:style>
    <style:style style:name="gr41"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5b9bd5" draw:stroke-linejoin="miter" draw:fill="solid" draw:fill-color="#ffffff" draw:textarea-vertical-align="middle" draw:auto-grow-height="false" draw:fit-to-size="false" fo:min-height="2.903cm" fo:min-width="5.013cm" fo:padding-top="0.125cm" fo:padding-bottom="0.125cm" fo:padding-left="0.25cm" fo:padding-right="0.25cm" fo:wrap-option="wrap"/>
    </style:style>
    <style:style style:name="gr43" style:family="graphic" style:parent-style-name="standard"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4" style:family="graphic" style:parent-style-name="standard">
      <style:graphic-properties draw:stroke="solid" svg:stroke-width="0.035cm" svg:stroke-color="#5b9bd5" draw:stroke-linejoin="miter" draw:fill="solid" draw:fill-color="#ffffff" draw:textarea-vertical-align="middle" draw:auto-grow-height="false" draw:fit-to-size="false" fo:min-height="2.482cm" fo:min-width="4.18cm" fo:padding-top="0.125cm" fo:padding-bottom="0.125cm" fo:padding-left="0.25cm" fo:padding-right="0.25cm" fo:wrap-option="wrap"/>
    </style:style>
    <style:style style:name="gr4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6"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5cm" fo:min-width="0.021cm" fo:padding-top="0.13cm" fo:padding-bottom="0.13cm" fo:padding-left="0.25cm" fo:padding-right="0.25cm" fo:wrap-option="no-wrap" draw:shadow-color="#808080"/>
    </style:style>
    <style:style style:name="gr47"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48"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49"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51cm" fo:min-width="0.021cm" fo:padding-top="0.13cm" fo:padding-bottom="0.13cm" fo:padding-left="0.25cm" fo:padding-right="0.25cm" fo:wrap-option="no-wrap" draw:shadow-color="#808080"/>
    </style:style>
    <style:style style:name="gr50"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4"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5"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5cm" fo:min-width="0.02cm" fo:padding-top="0.13cm" fo:padding-bottom="0.13cm" fo:padding-left="0.25cm" fo:padding-right="0.25cm" fo:wrap-option="no-wrap" draw:shadow-color="#808080"/>
    </style:style>
    <style:style style:name="gr56"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7" style:family="graphic" style:parent-style-name="standard">
      <style:graphic-properties draw:stroke="solid" svg:stroke-width="0.018cm" svg:stroke-color="#5b9bd5" svg:stroke-opacity="100%" draw:stroke-linejoin="miter" draw:fill="gradient" draw:fill-color="#549ada" draw:fill-gradient-name="Gradient_20_2" draw:textarea-horizontal-align="left" draw:textarea-vertical-align="middle" draw:auto-grow-height="false" fo:min-height="0.106cm" fo:min-width="0cm" fo:padding-top="0.13cm" fo:padding-bottom="0.13cm" fo:padding-left="0.25cm" fo:padding-right="0.25cm" fo:wrap-option="no-wrap" draw:shadow-color="#808080"/>
    </style:style>
    <style:style style:name="gr58"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4" style:family="graphic" style:parent-style-name="standard">
      <style:graphic-properties draw:stroke="solid" svg:stroke-width="0.035cm" svg:stroke-color="#5b9bd5"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standard">
      <style:graphic-properties draw:stroke="solid" svg:stroke-width="0.035cm" svg:stroke-color="#5b9bd5" draw:marker-end="msArrowOpenEnd_20_5" draw:marker-end-width="0.315cm" draw:marker-end-center="false" svg:stroke-opacity="100%" draw:stroke-linejoin="miter"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66" style:family="graphic" style:parent-style-name="standard">
      <style:graphic-properties draw:stroke="solid" svg:stroke-width="0.035cm" svg:stroke-color="#5b9bd5" draw:marker-start="msArrowOpenEnd_20_5" draw:marker-start-width="0.315cm" draw:marker-start-center="false" svg:stroke-opacity="1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solid" svg:stroke-width="0.035cm" svg:stroke-color="#5b9bd5" svg:stroke-opacity="100%" draw:stroke-linejoin="miter"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68"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left" draw:textarea-vertical-align="middle" draw:auto-grow-height="true" fo:min-height="0cm" fo:min-width="0cm" fo:padding-top="0.125cm" fo:padding-bottom="0.125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justify" draw:textarea-vertical-align="middle" draw:auto-grow-height="true" fo:min-height="0cm" fo:min-width="0cm" fo:padding-top="0.125cm" fo:padding-bottom="0.125cm" fo:padding-left="0.25cm" fo:padding-right="0.25cm" fo:wrap-option="wrap" draw:shadow-color="#808080"/>
    </style:style>
    <style:style style:name="gr73"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63cm" fo:min-width="0.364cm" fo:padding-top="0.13cm" fo:padding-bottom="0.13cm" fo:padding-left="0.25cm" fo:padding-right="0.25cm" fo:wrap-option="no-wrap" draw:shadow-color="#808080"/>
    </style:style>
    <style:style style:name="gr74"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63cm" fo:min-width="0.457cm" fo:padding-top="0.13cm" fo:padding-bottom="0.13cm" fo:padding-left="0.25cm" fo:padding-right="0.25cm" fo:wrap-option="no-wrap" draw:shadow-color="#808080"/>
    </style:style>
    <style:style style:name="gr75" style:family="graphic" style:parent-style-name="standard" style:list-style-name="L2">
      <style:graphic-properties draw:stroke="none" draw:fill="none" draw:fill-color="#ffffff" draw:textarea-horizontal-align="justify" draw:textarea-vertical-align="middle" draw:auto-grow-height="true" fo:min-height="0cm" fo:min-width="0cm" fo:padding-top="0.125cm" fo:padding-bottom="0.125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justify" draw:textarea-vertical-align="middle" draw:auto-grow-height="true" fo:min-height="0cm" fo:min-width="0cm" fo:padding-top="0.125cm" fo:padding-bottom="0.125cm" fo:padding-left="0.25cm" fo:padding-right="0.25cm" fo:wrap-option="wrap" draw:shadow-color="#808080"/>
    </style:style>
    <style:style style:name="gr77"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02cm" fo:min-width="0.395cm" fo:padding-top="0.13cm" fo:padding-bottom="0.13cm" fo:padding-left="0.25cm" fo:padding-right="0.25cm" fo:wrap-option="no-wrap" draw:shadow-color="#808080"/>
    </style:style>
    <style:style style:name="gr78" style:family="graphic" style:parent-style-name="standard">
      <style:graphic-properties draw:stroke="solid" svg:stroke-width="0.035cm" svg:stroke-color="#5b9bd5" svg:stroke-opacity="100%" draw:stroke-linejoin="miter" draw:fill="solid" draw:fill-color="#ffffff" draw:textarea-horizontal-align="left" draw:textarea-vertical-align="middle" draw:auto-grow-height="false" fo:min-height="0.701cm" fo:min-width="0.395cm" fo:padding-top="0.13cm" fo:padding-bottom="0.13cm" fo:padding-left="0.25cm" fo:padding-right="0.25cm" fo:wrap-option="no-wrap" draw:shadow-color="#808080"/>
    </style:style>
    <style:style style:name="gr79"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0"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1"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2" style:family="graphic" style:parent-style-name="standard" style:list-style-name="L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83"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041cm" fo:min-width="0cm" fo:padding-top="0.125cm" fo:padding-bottom="0.125cm" fo:padding-left="0.25cm" fo:padding-right="0.25cm" fo:wrap-option="wrap"/>
    </style:style>
    <style:style style:name="gr84" style:family="graphic" style:parent-style-name="standard">
      <style:graphic-properties draw:stroke="solid" svg:stroke-width="0.035cm" svg:stroke-color="#5b9bd5" draw:stroke-linejoin="miter" draw:fill="solid" draw:fill-color="#ffffff" draw:textarea-vertical-align="middle" draw:auto-grow-height="false" draw:fit-to-size="false" fo:min-height="0.649cm" fo:min-width="0.425cm" fo:padding-top="0.125cm" fo:padding-bottom="0.125cm" fo:padding-left="0.25cm" fo:padding-right="0.25cm" fo:wrap-option="wrap"/>
    </style:style>
    <style:style style:name="gr85" style:family="graphic" style:parent-style-name="standard">
      <style:graphic-properties draw:stroke="solid" svg:stroke-width="0.035cm" svg:stroke-color="#5b9bd5" draw:stroke-linejoin="miter" draw:fill="none" draw:textarea-horizontal-align="center" draw:textarea-vertical-align="top" draw:auto-grow-height="false" fo:padding-top="0.125cm" fo:padding-bottom="0.125cm" fo:padding-left="0.25cm" fo:padding-right="0.25cm" fo:wrap-option="wrap"/>
    </style:style>
    <style:style style:name="gr86" style:family="graphic" style:parent-style-name="standard">
      <style:graphic-properties draw:stroke="solid" svg:stroke-width="0.035cm" svg:stroke-color="#5b9bd5" draw:stroke-linejoin="miter" draw:fill="solid" draw:fill-color="#ffffff" draw:textarea-vertical-align="middle" draw:auto-grow-height="false" draw:fit-to-size="false" fo:min-height="0.749cm" fo:min-width="0.547cm" fo:padding-top="0.125cm" fo:padding-bottom="0.125cm" fo:padding-left="0.25cm" fo:padding-right="0.25cm" fo:wrap-option="wrap"/>
    </style:style>
    <style:style style:name="gr87" style:family="graphic" style:parent-style-name="standard">
      <style:graphic-properties draw:stroke="solid" svg:stroke-width="0.035cm" svg:stroke-color="#5b9bd5" draw:stroke-linejoin="miter" draw:fill="solid" draw:fill-color="#ffffff" draw:textarea-vertical-align="middle" draw:auto-grow-height="false" draw:fit-to-size="false" fo:min-height="0.671cm" fo:min-width="0.427cm" fo:padding-top="0.125cm" fo:padding-bottom="0.125cm" fo:padding-left="0.25cm" fo:padding-right="0.25cm" fo:wrap-option="wrap"/>
    </style:style>
    <style:style style:name="gr88"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967cm" fo:min-width="0.643cm" fo:padding-top="0.125cm" fo:padding-bottom="0.125cm" fo:padding-left="0.25cm" fo:padding-right="0.25cm" fo:wrap-option="wrap"/>
    </style:style>
    <style:style style:name="gr89" style:family="graphic" style:parent-style-name="standard">
      <style:graphic-properties draw:stroke="solid" svg:stroke-width="0.035cm" svg:stroke-color="#5b9bd5" draw:stroke-linejoin="miter" draw:fill="solid" draw:fill-color="#ffffff" draw:textarea-vertical-align="middle" draw:auto-grow-height="false" draw:fit-to-size="false" fo:min-height="0.71cm" fo:min-width="0.529cm" fo:padding-top="0.125cm" fo:padding-bottom="0.125cm" fo:padding-left="0.25cm" fo:padding-right="0.25cm" fo:wrap-option="wrap"/>
    </style:style>
    <style:style style:name="gr90"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1.019cm" fo:min-width="0.626cm" fo:padding-top="0.125cm" fo:padding-bottom="0.125cm" fo:padding-left="0.25cm" fo:padding-right="0.25cm" fo:wrap-option="wrap"/>
    </style:style>
    <style:style style:name="gr91" style:family="graphic" style:parent-style-name="standard">
      <style:graphic-properties draw:stroke="solid" svg:stroke-width="0.035cm" svg:stroke-color="#5b9bd5" draw:stroke-linejoin="miter" draw:fill="solid" draw:fill-color="#ffffff" draw:textarea-vertical-align="middle" draw:auto-grow-height="false" draw:fit-to-size="false" fo:min-height="0.29cm" fo:min-width="0.251cm" fo:padding-top="0.125cm" fo:padding-bottom="0.125cm" fo:padding-left="0.25cm" fo:padding-right="0.25cm" fo:wrap-option="wrap"/>
    </style:style>
    <style:style style:name="gr92" style:family="graphic" style:parent-style-name="standard">
      <style:graphic-properties draw:stroke="solid" svg:stroke-width="0.035cm" svg:stroke-color="#5b9bd5" draw:stroke-linejoin="miter" draw:fill="solid" draw:fill-color="#ffffff" draw:textarea-vertical-align="middle" draw:auto-grow-height="false" draw:fit-to-size="false" fo:min-height="0.323cm" fo:min-width="0.436cm" fo:padding-top="0.125cm" fo:padding-bottom="0.125cm" fo:padding-left="0.25cm" fo:padding-right="0.25cm" fo:wrap-option="wrap"/>
    </style:style>
    <style:style style:name="gr93" style:family="graphic" style:parent-style-name="standard">
      <style:graphic-properties draw:stroke="solid" svg:stroke-width="0.035cm" svg:stroke-color="#5b9bd5" draw:stroke-linejoin="miter" draw:fill="solid" draw:fill-color="#bfbfbf" draw:textarea-vertical-align="middle" draw:auto-grow-height="false" draw:fit-to-size="false" fo:min-height="1.828cm" fo:min-width="1.238cm" fo:padding-top="0.125cm" fo:padding-bottom="0.125cm" fo:padding-left="0.25cm" fo:padding-right="0.25cm" fo:wrap-option="wrap"/>
    </style:style>
    <style:style style:name="gr94"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002cm" fo:min-width="0.475cm" fo:padding-top="0.125cm" fo:padding-bottom="0.125cm" fo:padding-left="0.25cm" fo:padding-right="0.25cm" fo:wrap-option="wrap"/>
    </style:style>
    <style:style style:name="gr95" style:family="graphic" style:parent-style-name="standard">
      <style:graphic-properties draw:stroke="solid" svg:stroke-width="0.035cm" svg:stroke-color="#5b9bd5" draw:marker-end="Arrowhead_20_2" draw:marker-end-width="0.315cm" draw:marker-end-center="false" draw:stroke-linejoin="miter" draw:fill="none" draw:textarea-vertical-align="top" draw:auto-grow-height="false" fo:min-height="1.104cm" fo:min-width="7.489cm" fo:padding-top="0.125cm" fo:padding-bottom="0.125cm" fo:padding-left="0.25cm" fo:padding-right="0.25cm" fo:wrap-option="wrap"/>
    </style:style>
    <style:style style:name="gr96" style:family="graphic" style:parent-style-name="standard">
      <style:graphic-properties draw:stroke="solid" svg:stroke-width="0.035cm" svg:stroke-color="#5b9bd5" draw:marker-end="Arrowhead_20_3" draw:marker-end-width="0.315cm" draw:marker-end-center="false" draw:stroke-linejoin="miter" draw:fill="none" draw:textarea-vertical-align="top" draw:auto-grow-height="false" fo:min-height="1.263cm" fo:min-width="8.557cm" fo:padding-top="0.125cm" fo:padding-bottom="0.125cm" fo:padding-left="0.25cm" fo:padding-right="0.25cm" fo:wrap-option="wrap"/>
    </style:style>
    <style:style style:name="gr97" style:family="graphic" style:parent-style-name="standard">
      <style:graphic-properties draw:stroke="dash" draw:stroke-dash="Dash_20_4" svg:stroke-width="0.035cm" svg:stroke-color="#5b9bd5" draw:stroke-linejoin="miter" draw:fill="solid" draw:fill-color="#ffffff" draw:textarea-vertical-align="middle" draw:auto-grow-height="false" draw:fit-to-size="false" fo:min-height="7.615cm" fo:min-width="6.136cm" fo:padding-top="0.125cm" fo:padding-bottom="0.125cm" fo:padding-left="0.25cm" fo:padding-right="0.25cm" fo:wrap-option="wrap"/>
    </style:style>
    <style:style style:name="gr98"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305cm" fo:min-width="1.008cm" fo:padding-top="0.125cm" fo:padding-bottom="0.125cm" fo:padding-left="0.25cm" fo:padding-right="0.25cm" fo:wrap-option="wrap"/>
    </style:style>
    <style:style style:name="gr99"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131cm" fo:min-width="0.869cm" fo:padding-top="0.125cm" fo:padding-bottom="0.125cm" fo:padding-left="0.25cm" fo:padding-right="0.25cm" fo:wrap-option="wrap"/>
    </style:style>
    <style:style style:name="gr100"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2.283cm" fo:min-width="1.395cm" fo:padding-top="0.125cm" fo:padding-bottom="0.125cm" fo:padding-left="0.25cm" fo:padding-right="0.25cm" fo:wrap-option="wrap"/>
    </style:style>
    <style:style style:name="gr101"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1.434cm" fo:min-width="1.414cm" fo:padding-top="0.125cm" fo:padding-bottom="0.125cm" fo:padding-left="0.25cm" fo:padding-right="0.25cm" fo:wrap-option="wrap"/>
    </style:style>
    <style:style style:name="gr102"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1.434cm" fo:min-width="1.414cm" fo:padding-top="0.125cm" fo:padding-bottom="0.125cm" fo:padding-left="0.25cm" fo:padding-right="0.25cm" fo:wrap-option="wrap"/>
    </style:style>
    <style:style style:name="gr10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4" style:family="graphic" style:parent-style-name="standard">
      <style:graphic-properties draw:stroke="solid" svg:stroke-width="0.035cm" svg:stroke-color="#5b9bd5" draw:marker-end="Arrowhead_20_4" draw:marker-end-width="0.315cm" draw:marker-end-center="false" draw:stroke-linejoin="miter" draw:fill="none" draw:textarea-vertical-align="top" draw:auto-grow-height="false" fo:min-height="0.556cm" fo:min-width="0.525cm" fo:padding-top="0.125cm" fo:padding-bottom="0.125cm" fo:padding-left="0.25cm" fo:padding-right="0.25cm" fo:wrap-option="wrap"/>
    </style:style>
    <style:style style:name="gr105" style:family="graphic" style:parent-style-name="standard">
      <style:graphic-properties draw:stroke="solid" svg:stroke-width="0.018cm" svg:stroke-color="#5b9bd5" draw:stroke-linejoin="miter" draw:fill="gradient" draw:fill-gradient-name="Gradient_20_2" draw:textarea-vertical-align="middle" draw:auto-grow-height="false" draw:fit-to-size="false" fo:min-height="0.1cm" fo:min-width="0cm" fo:padding-top="0.125cm" fo:padding-bottom="0.125cm" fo:padding-left="0.25cm" fo:padding-right="0.25cm" fo:wrap-option="wrap"/>
    </style:style>
    <style:style style:name="gr10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7" style:family="graphic" style:parent-style-name="standard">
      <style:graphic-properties draw:stroke="dash" draw:stroke-dash="Dash_20_4" svg:stroke-width="0.035cm" svg:stroke-color="#5b9bd5" draw:stroke-linejoin="miter" draw:fill="solid" draw:fill-color="#ffffff" draw:textarea-vertical-align="middle" draw:auto-grow-height="false" draw:fit-to-size="false" fo:min-height="9.804cm" fo:min-width="6.136cm" fo:padding-top="0.125cm" fo:padding-bottom="0.125cm" fo:padding-left="0.25cm" fo:padding-right="0.25cm" fo:wrap-option="wrap"/>
    </style:style>
    <style:style style:name="gr108"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2.283cm" fo:min-width="1.395cm" fo:padding-top="0.125cm" fo:padding-bottom="0.125cm" fo:padding-left="0.25cm" fo:padding-right="0.25cm" fo:wrap-option="wrap"/>
    </style:style>
    <style:style style:name="gr109"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1.434cm" fo:min-width="1.414cm" fo:padding-top="0.125cm" fo:padding-bottom="0.125cm" fo:padding-left="0.25cm" fo:padding-right="0.25cm" fo:wrap-option="wrap"/>
    </style:style>
    <style:style style:name="gr110"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1.434cm" fo:min-width="1.414cm" fo:padding-top="0.125cm" fo:padding-bottom="0.125cm" fo:padding-left="0.25cm" fo:padding-right="0.25cm" fo:wrap-option="wrap"/>
    </style:style>
    <style:style style:name="gr11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2" style:family="graphic" style:parent-style-name="standard" style:list-style-name="L5">
      <style:graphic-properties draw:stroke="solid" svg:stroke-width="0.035cm" svg:stroke-color="#5b9bd5" draw:stroke-linejoin="miter" draw:fill="solid" draw:fill-color="#ffffff" draw:textarea-vertical-align="middle" draw:auto-grow-height="false" draw:fit-to-size="false" fo:min-height="1.434cm" fo:min-width="1.414cm" fo:padding-top="0.125cm" fo:padding-bottom="0.125cm" fo:padding-left="0.25cm" fo:padding-right="0.25cm" fo:wrap-option="wrap"/>
    </style:style>
    <style:style style:name="pr1" style:family="presentation" style:parent-style-name="Predefinito-title">
      <style:graphic-properties draw:stroke="none" draw:fill="none" draw:fill-color="#ffffff" draw:textarea-horizontal-align="justify" draw:textarea-vertical-align="middle" fo:min-height="3.506cm" draw:shadow-color="#808080"/>
    </style:style>
    <style:style style:name="pr2"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2.13cm" fo:min-width="0cm" fo:padding-top="0.051cm" fo:padding-bottom="0cm" fo:padding-left="0cm" fo:padding-right="0cm" fo:wrap-option="wrap" draw:shadow-color="#808080"/>
    </style:style>
    <style:style style:name="pr3" style:family="presentation" style:parent-style-name="Predefinito-title">
      <style:graphic-properties draw:stroke="none" draw:fill="none" draw:fill-color="#ffffff" draw:textarea-horizontal-align="justify" draw:textarea-vertical-align="middle" draw:auto-grow-height="false" draw:auto-grow-width="false" fo:min-height="1.862cm" fo:min-width="0cm" fo:padding-top="0cm" fo:padding-bottom="0cm" fo:padding-left="0cm" fo:padding-right="0cm" fo:wrap-option="wrap" draw:shadow-color="#808080"/>
    </style:style>
    <style:style style:name="pr4" style:family="presentation" style:parent-style-name="Predefinito-title">
      <style:graphic-properties draw:stroke="none" draw:fill="none" draw:fill-color="#ffffff" draw:textarea-horizontal-align="justify" draw:textarea-vertical-align="middle" draw:auto-grow-height="false" draw:auto-grow-width="false" fo:min-height="1.963cm" fo:min-width="0cm" fo:padding-top="0cm" fo:padding-bottom="0cm" fo:padding-left="0cm" fo:padding-right="0cm" fo:wrap-option="wrap" draw:shadow-color="#808080"/>
    </style:style>
    <style:style style:name="pr5" style:family="presentation" style:parent-style-name="Predefinito-notes">
      <style:graphic-properties draw:stroke="none" draw:fill="none" draw:fill-color="#ffffff" draw:textarea-horizontal-align="justify" draw:textarea-vertical-align="middle" draw:auto-grow-height="false" draw:auto-grow-width="false" fo:min-height="13.102cm" fo:min-width="0cm" fo:padding-top="0.13cm" fo:padding-bottom="0.13cm" fo:padding-left="0.25cm" fo:padding-right="0.25cm" fo:wrap-option="no-wrap" draw:shadow-color="#808080"/>
    </style:style>
    <style:style style:name="pr6" style:family="presentation" style:parent-style-name="Predefinito-title">
      <style:graphic-properties fo:min-height="1.363cm"/>
    </style:style>
    <style:style style:name="pr7" style:family="presentation" style:parent-style-name="Predefinito-notes">
      <style:graphic-properties draw:fill-color="#ffffff" fo:min-height="13.357cm"/>
    </style:style>
    <style:style style:name="P1" style:family="paragraph">
      <loext:graphic-properties draw:fill="none" draw:fill-color="#ffffff"/>
    </style:style>
    <style:style style:name="P2" style:family="paragraph">
      <style:paragraph-properties fo:margin-left="0cm" fo:margin-right="0cm" fo:margin-top="0.502cm" fo:margin-bottom="0cm" fo:line-height="94%" fo:text-indent="0cm" style:punctuation-wrap="simple" style:line-break="strict"/>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text-indent="0cm" style:line-break="strict"/>
    </style:style>
    <style:style style:name="P5" style:family="paragraph">
      <loext:graphic-properties draw:fill="solid" draw:fill-color="#eaeaea"/>
      <style:paragraph-properties style:writing-mode="lr-tb" style:font-independent-line-spacing="true"/>
    </style:style>
    <style:style style:name="P6" style:family="paragraph">
      <style:paragraph-properties fo:margin-left="0cm" fo:margin-right="0cm" fo:margin-top="0cm" fo:margin-bottom="0cm" fo:line-height="100%" fo:text-indent="0cm" style:punctuation-wrap="hanging" style:line-break="strict" style:writing-mode="lr-tb"/>
    </style:style>
    <style:style style:name="P7"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8" style:family="paragraph">
      <loext:graphic-properties draw:fill="none" draw:fill-color="#ffffff"/>
      <style:paragraph-properties fo:text-align="center" style:writing-mode="lr-tb"/>
    </style:style>
    <style:style style:name="P9" style:family="paragraph">
      <loext:graphic-properties draw:fill="solid" draw:fill-color="#ffffff"/>
      <style:paragraph-properties style:writing-mode="lr-tb" style:font-independent-line-spacing="true"/>
    </style:style>
    <style:style style:name="P10" style:family="paragraph">
      <style:paragraph-properties fo:margin-left="0cm" fo:margin-right="0cm" fo:margin-top="0cm" fo:margin-bottom="0cm" fo:line-height="100%" fo:text-align="center" fo:text-indent="0cm" style:punctuation-wrap="hanging" style:line-break="strict" style:writing-mode="lr-tb"/>
    </style:style>
    <style:style style:name="P11"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12" style:family="paragraph">
      <loext:graphic-properties draw:fill="solid" draw:fill-color="#eaeaea"/>
      <style:paragraph-properties fo:text-align="start" style:font-independent-line-spacing="true"/>
      <style:text-properties fo:font-size="18pt"/>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punctuation-wrap="hanging" style:line-break="strict" style:writing-mode="lr-tb" style:font-independent-line-spacing="true"/>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gradient" draw:fill-color="#549ada" draw:fill-gradient-name="Gradient_20_2"/>
      <style:paragraph-properties style:writing-mode="lr-tb" style:font-independent-line-spacing="true"/>
    </style:style>
    <style:style style:name="P18" style:family="paragraph">
      <loext:graphic-properties draw:fill="gradient" draw:fill-gradient-name="Gradient_20_2"/>
      <style:paragraph-properties fo:text-align="start" style:font-independent-line-spacing="true"/>
      <style:text-properties fo:font-size="18pt"/>
    </style:style>
    <style:style style:name="P19" style:family="paragraph">
      <loext:graphic-properties draw:fill="none"/>
      <style:paragraph-properties fo:text-align="start"/>
      <style:text-properties fo:font-size="18pt"/>
    </style:style>
    <style:style style:name="P20" style:family="paragraph">
      <style:paragraph-properties fo:text-align="center"/>
      <style:text-properties fo:font-size="18pt"/>
    </style:style>
    <style:style style:name="P21" style:family="paragraph">
      <loext:graphic-properties draw:fill="solid" draw:fill-color="#bfbfbf"/>
      <style:paragraph-properties fo:text-align="center"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color="#ffffff"/>
    </style:style>
    <style:style style:name="T1" style:family="text">
      <style:text-properties fo:color="#000000" fo:font-size="24pt" fo:language="it" fo:country="IT" style:font-size-asian="24pt" style:language-asian="it" style:country-asian="IT" style:font-size-complex="24pt" style:language-complex="it" style:country-complex="IT"/>
    </style:style>
    <style:style style:name="T2" style:family="text">
      <style:text-properties fo:color="#ccccff" fo:font-size="24pt" fo:language="it" fo:country="IT" style:font-size-asian="24pt" style:language-asian="it" style:country-asian="IT" style:font-size-complex="24pt" style:language-complex="it" style:country-complex="IT"/>
    </style:style>
    <style:style style:name="T3" style:family="text">
      <style:text-properties fo:color="#000000" fo:font-size="24pt" fo:language="it" fo:country="IT" fo:font-weight="bold" style:font-size-asian="24pt" style:language-asian="it" style:country-asian="IT" style:font-weight-asian="bold" style:font-size-complex="24pt" style:language-complex="it" style:country-complex="IT" style:font-weight-complex="bold"/>
    </style:style>
    <style:style style:name="T4" style:family="text">
      <style:text-properties fo:language="it" fo:country="IT" style:language-asian="it" style:country-asian="IT" style:language-complex="it" style:country-complex="IT"/>
    </style:style>
    <style:style style:name="T5" style:family="text">
      <style:text-properties fo:color="#000000" style:text-position="0% 100%" style:font-name="Calibri" fo:font-size="16pt" fo:language="it" fo:country="IT" fo:font-style="italic" style:font-size-asian="16pt" style:language-asian="it" style:country-asian="IT" style:font-style-asian="italic" style:font-size-complex="16pt" style:language-complex="it" style:country-complex="IT" style:font-style-complex="italic"/>
    </style:style>
    <style:style style:name="T6" style:family="text">
      <style:text-properties fo:font-variant="normal" fo:text-transform="none" fo:color="#000000" style:text-line-through-style="none" style:text-line-through-type="none" style:text-position="0% 100%" style:font-name="Calibri" fo:font-size="16pt" fo:letter-spacing="normal" fo:language="it" fo:country="IT" fo:font-style="normal" style:text-underline-style="none" fo:font-weight="normal" style:font-size-asian="16pt" style:language-asian="it" style:country-asian="IT" style:font-style-asian="normal" style:font-weight-asian="normal" style:font-size-complex="16pt" style:language-complex="it" style:country-complex="IT" style:font-style-complex="normal" style:font-weight-complex="normal"/>
    </style:style>
    <style:style style:name="T7" style:family="text">
      <style:text-properties fo:color="#000000" style:text-position="0% 100%" style:font-name="Calibri" fo:font-size="14pt" fo:language="it" fo:country="IT" style:text-underline-style="solid" style:text-underline-width="auto" style:text-underline-color="font-color" style:font-size-asian="14pt" style:language-asian="it" style:country-asian="IT" style:font-size-complex="14pt" style:language-complex="it" style:country-complex="IT"/>
    </style:style>
    <style:style style:name="T8" style:family="text">
      <style:text-properties fo:color="#000000" style:text-position="0% 100%" style:font-name="Calibri" fo:font-size="14pt" fo:language="it" fo:country="IT" style:font-size-asian="14pt" style:language-asian="it" style:country-asian="IT" style:font-size-complex="14pt" style:language-complex="it" style:country-complex="IT"/>
    </style:style>
    <style:style style:name="T9"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
        <draw:frame presentation:style-name="pr1" draw:text-style-name="P1" draw:layer="layout" svg:width="25.197cm" svg:height="3.506cm" svg:x="1.397cm" svg:y="0.838cm" presentation:class="title" presentation:placeholder="true" presentation:user-transformed="true">
          <draw:text-box/>
        </draw:frame>
        <draw:frame presentation:style-name="pr2" draw:text-style-name="P3" draw:layer="layout" svg:width="25.197cm" svg:height="12.18cm" svg:x="1.397cm" svg:y="4.912cm" presentation:class="outline" presentation:user-transformed="true">
          <draw:text-box>
            <text:list text:style-name="L1">
              <text:list-item>
                <text:p text:style-name="P2"><text:span text:style-name="T1">Claudio Cardinale </text:span><text:span text:style-name="T2"><text:a xlink:href="mailto:claudio.cardinale@mail.polimi.it" xlink:type="simple">claudio.cardinale@mail.polimi.it</text:a></text:span><text:span text:style-name="T1"> </text:span></text:p>
              </text:list-item>
              <text:list-item>
                <text:p text:style-name="P2"><text:span text:style-name="T1">Giorgio Pea </text:span><text:span text:style-name="T2"><text:a xlink:href="mailto:giorgio.pea@mail.polimi.it" xlink:type="simple">giorgio.pea@mail.polimi.it</text:a></text:span><text:span text:style-name="T1"> </text:span></text:p>
              </text:list-item>
              <text:list-item>
                <text:p text:style-name="P2"><text:span text:style-name="T1">Delivery date: 03-05-2016</text:span></text:p>
              </text:list-item>
              <text:list-item>
                <text:p text:style-name="P2"><text:span text:style-name="T1">This document is about the design of our website. It is composed by 3 schemas: C-IDM, L-IDM AND P-IDM. We’ve used Pencil as prototyping tool for the interactive mockup.</text:span></text:p>
              </text:list-item>
              <text:list-item>
                <text:p text:style-name="P2"><text:span text:style-name="T3">TODO</text:span><text:span text:style-name="T1"> ABSTRACT</text:span></text:p>
              </text:list-item>
              <text:list-item>
                <text:p text:style-name="P2"><text:span text:style-name="T3">TODO</text:span><text:span text:style-name="T1"> say what we have added</text:span></text:p>
                <text:p text:style-name="P2"><text:span text:style-name="T1"/></text:p>
              </text:list-item>
            </text:list>
          </draw:text-box>
        </draw:frame>
        <presentation:notes draw:style-name="dp2">
          <draw:page-thumbnail draw:style-name="gr1" draw:layer="layout" svg:width="14.847cm" svg:height="11.134cm" svg:x="3.074cm" svg:y="2.258cm" draw:page-number="1"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1" draw:master-page-name="Predefinito" presentation:presentation-page-layout-name="AL1T1">
        <draw:frame presentation:style-name="pr3" draw:text-style-name="P3" draw:layer="layout" svg:width="25.197cm" svg:height="1.861cm" svg:x="1.397cm" svg:y="0.369cm" presentation:class="title" presentation:user-transformed="true">
          <draw:text-box>
            <text:list text:style-name="L2">
              <text:list-header>
                <text:p text:style-name="P4"><text:span text:style-name="T4">C-IDM</text:span></text:p>
              </text:list-header>
            </text:list>
          </draw:text-box>
        </draw:frame>
        <draw:custom-shape draw:style-name="gr3" draw:text-style-name="P5" draw:layer="layout" svg:width="2.663cm" svg:height="1.676cm" svg:x="7.735cm" svg:y="3.554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663,1677)"/>
            <draw:equation draw:name="f5" draw:formula="?f4 *?f3 "/>
            <draw:equation draw:name="f6" draw:formula="?f5 /-31072"/>
            <draw:equation draw:name="f7" draw:formula="2663-?f6 "/>
            <draw:equation draw:name="f8" draw:formula="1677-?f6 "/>
            <draw:equation draw:name="f9" draw:formula="?f6 *29289"/>
            <draw:equation draw:name="f10" draw:formula="?f9 /-31072"/>
            <draw:equation draw:name="f11" draw:formula="2663-?f10 "/>
            <draw:equation draw:name="f12" draw:formula="1677-?f10 "/>
            <draw:equation draw:name="f13" draw:formula="2663/2"/>
            <draw:equation draw:name="f14" draw:formula="1677/2"/>
            <draw:equation draw:name="f15" draw:formula="1677"/>
            <draw:equation draw:name="f16" draw:formula="2663"/>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4" draw:text-style-name="P7" draw:layer="layout" svg:width="3.851cm" svg:height="0.927cm" svg:x="7.192cm" svg:y="2.355cm">
          <text:list text:style-name="L2">
            <text:list-header>
              <text:p text:style-name="P6"><text:span text:style-name="T5">Who we are</text:span></text:p>
            </text:list-header>
          </text:list>
          <draw:enhanced-geometry svg:viewBox="0 0 0 0" draw:text-areas="0 0 ?f3 ?f2" draw:type="rectangle" draw:enhanced-path="M 0 0 L ?f3 0 ?f3 ?f2 0 ?f2 Z N">
            <draw:equation draw:name="f0" draw:formula="3849/2"/>
            <draw:equation draw:name="f1" draw:formula="928/2"/>
            <draw:equation draw:name="f2" draw:formula="928"/>
            <draw:equation draw:name="f3" draw:formula="3849"/>
          </draw:enhanced-geometry>
        </draw:custom-shape>
        <draw:custom-shape draw:style-name="gr5" draw:text-style-name="P5" draw:layer="layout" svg:width="2.664cm" svg:height="1.675cm" svg:x="16.536cm" svg:y="3.431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663,1677)"/>
            <draw:equation draw:name="f5" draw:formula="?f4 *?f3 "/>
            <draw:equation draw:name="f6" draw:formula="?f5 /-31072"/>
            <draw:equation draw:name="f7" draw:formula="2663-?f6 "/>
            <draw:equation draw:name="f8" draw:formula="1677-?f6 "/>
            <draw:equation draw:name="f9" draw:formula="?f6 *29289"/>
            <draw:equation draw:name="f10" draw:formula="?f9 /-31072"/>
            <draw:equation draw:name="f11" draw:formula="2663-?f10 "/>
            <draw:equation draw:name="f12" draw:formula="1677-?f10 "/>
            <draw:equation draw:name="f13" draw:formula="2663/2"/>
            <draw:equation draw:name="f14" draw:formula="1677/2"/>
            <draw:equation draw:name="f15" draw:formula="1677"/>
            <draw:equation draw:name="f16" draw:formula="2663"/>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6" draw:text-style-name="P7" draw:layer="layout" svg:width="3.368cm" svg:height="0.927cm" svg:x="16.237cm" svg:y="2.231cm">
          <text:list text:style-name="L2">
            <text:list-header>
              <text:p text:style-name="P6"><text:span text:style-name="T5">The group</text:span></text:p>
            </text:list-header>
          </text:list>
          <draw:enhanced-geometry svg:viewBox="0 0 0 0" draw:text-areas="0 0 ?f3 ?f2" draw:type="rectangle" draw:enhanced-path="M 0 0 L ?f3 0 ?f3 ?f2 0 ?f2 Z N">
            <draw:equation draw:name="f0" draw:formula="3366/2"/>
            <draw:equation draw:name="f1" draw:formula="928/2"/>
            <draw:equation draw:name="f2" draw:formula="928"/>
            <draw:equation draw:name="f3" draw:formula="3366"/>
          </draw:enhanced-geometry>
        </draw:custom-shape>
        <draw:custom-shape draw:style-name="gr7" draw:text-style-name="P5" draw:layer="layout" svg:width="2.791cm" svg:height="1.98cm" svg:x="6.491cm" svg:y="7.752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794,1979)"/>
            <draw:equation draw:name="f5" draw:formula="?f4 *?f3 "/>
            <draw:equation draw:name="f6" draw:formula="?f5 /-31072"/>
            <draw:equation draw:name="f7" draw:formula="2794-?f6 "/>
            <draw:equation draw:name="f8" draw:formula="1979-?f6 "/>
            <draw:equation draw:name="f9" draw:formula="?f6 *29289"/>
            <draw:equation draw:name="f10" draw:formula="?f9 /-31072"/>
            <draw:equation draw:name="f11" draw:formula="2794-?f10 "/>
            <draw:equation draw:name="f12" draw:formula="1979-?f10 "/>
            <draw:equation draw:name="f13" draw:formula="2794/2"/>
            <draw:equation draw:name="f14" draw:formula="1979/2"/>
            <draw:equation draw:name="f15" draw:formula="1979"/>
            <draw:equation draw:name="f16" draw:formula="2794"/>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8" draw:text-style-name="P7" draw:layer="layout" svg:width="5.049cm" svg:height="0.927cm" svg:x="5.918cm" svg:y="6.601cm">
          <text:list text:style-name="L2">
            <text:list-header>
              <text:p text:style-name="P6"><text:span text:style-name="T5">Device [10-100]</text:span></text:p>
            </text:list-header>
          </text:list>
          <draw:enhanced-geometry svg:viewBox="0 0 0 0" draw:text-areas="0 0 ?f3 ?f2" draw:type="rectangle" draw:enhanced-path="M 0 0 L ?f3 0 ?f3 ?f2 0 ?f2 Z N">
            <draw:equation draw:name="f0" draw:formula="5051/2"/>
            <draw:equation draw:name="f1" draw:formula="928/2"/>
            <draw:equation draw:name="f2" draw:formula="928"/>
            <draw:equation draw:name="f3" draw:formula="5051"/>
          </draw:enhanced-geometry>
        </draw:custom-shape>
        <draw:custom-shape draw:style-name="gr7" draw:text-style-name="P5" draw:layer="layout" svg:width="2.791cm" svg:height="1.98cm" svg:x="17.542cm" svg:y="7.752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794,1979)"/>
            <draw:equation draw:name="f5" draw:formula="?f4 *?f3 "/>
            <draw:equation draw:name="f6" draw:formula="?f5 /-31072"/>
            <draw:equation draw:name="f7" draw:formula="2794-?f6 "/>
            <draw:equation draw:name="f8" draw:formula="1979-?f6 "/>
            <draw:equation draw:name="f9" draw:formula="?f6 *29289"/>
            <draw:equation draw:name="f10" draw:formula="?f9 /-31072"/>
            <draw:equation draw:name="f11" draw:formula="2794-?f10 "/>
            <draw:equation draw:name="f12" draw:formula="1979-?f10 "/>
            <draw:equation draw:name="f13" draw:formula="2794/2"/>
            <draw:equation draw:name="f14" draw:formula="1979/2"/>
            <draw:equation draw:name="f15" draw:formula="1979"/>
            <draw:equation draw:name="f16" draw:formula="2794"/>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9" draw:text-style-name="P7" draw:layer="layout" svg:width="5.138cm" svg:height="1.603cm" svg:x="17.167cm" svg:y="5.997cm">
          <text:list text:style-name="L2">
            <text:list-header>
              <text:p text:style-name="P6"><text:span text:style-name="T5">Smart life</text:span></text:p>
              <text:p text:style-name="P6"><text:span text:style-name="T5">Services [10-50]</text:span></text:p>
            </text:list-header>
          </text:list>
          <draw:enhanced-geometry svg:viewBox="0 0 0 0" draw:text-areas="0 0 ?f3 ?f2" draw:type="rectangle" draw:enhanced-path="M 0 0 L ?f3 0 ?f3 ?f2 0 ?f2 Z N">
            <draw:equation draw:name="f0" draw:formula="5136/2"/>
            <draw:equation draw:name="f1" draw:formula="1602/2"/>
            <draw:equation draw:name="f2" draw:formula="1602"/>
            <draw:equation draw:name="f3" draw:formula="5136"/>
          </draw:enhanced-geometry>
        </draw:custom-shape>
        <draw:custom-shape draw:style-name="gr7" draw:text-style-name="P5" draw:layer="layout" svg:width="2.791cm" svg:height="1.98cm" svg:x="6.469cm" svg:y="14.354cm">
          <text:p/>
          <draw:enhanced-geometry svg:viewBox="0 0 0 0" draw:text-areas="?f10 ?f10 ?f11 ?f12" draw:type="" draw:modifiers="16667" draw:enhanced-path="M 0 ?f6 L ?f6 ?f6 ?f17 ?f18 ?f7 0 ?f6 ?f6 ?f19 ?f20 ?f16 ?f8 ?f6 ?f6 Z N">
            <draw:equation draw:name="f0" draw:formula="-$0 "/>
            <draw:equation draw:name="f1" draw:formula="-15536-$0 "/>
            <draw:equation draw:name="f2" draw:formula="if(?f1 ,$0 ,-15536)"/>
            <draw:equation draw:name="f3" draw:formula="if(?f0 ,0,?f1 )"/>
            <draw:equation draw:name="f4" draw:formula="min(2794,1979)"/>
            <draw:equation draw:name="f5" draw:formula="?f4 *?f3 "/>
            <draw:equation draw:name="f6" draw:formula="?f5 /-31072"/>
            <draw:equation draw:name="f7" draw:formula="2794-?f6 "/>
            <draw:equation draw:name="f8" draw:formula="1979-?f6 "/>
            <draw:equation draw:name="f9" draw:formula="?f6 *29289"/>
            <draw:equation draw:name="f10" draw:formula="?f9 /-31072"/>
            <draw:equation draw:name="f11" draw:formula="2794-?f10 "/>
            <draw:equation draw:name="f12" draw:formula="1979-?f10 "/>
            <draw:equation draw:name="f13" draw:formula="2794/2"/>
            <draw:equation draw:name="f14" draw:formula="1979/2"/>
            <draw:equation draw:name="f15" draw:formula="1979"/>
            <draw:equation draw:name="f16" draw:formula="2794"/>
            <draw:equation draw:name="f17" draw:formula="180"/>
            <draw:equation draw:name="f18" draw:formula="90"/>
            <draw:equation draw:name="f19" draw:formula="270"/>
            <draw:equation draw:name="f20" draw:formula="90"/>
            <draw:equation draw:name="f21" draw:formula=""/>
            <draw:equation draw:name="f22" draw:formula="90"/>
            <draw:equation draw:name="f23" draw:formula="90"/>
            <draw:equation draw:name="f24" draw:formula="90"/>
            <draw:handle draw:handle-position="?f2 top" draw:handle-range-x-minimum="0" draw:handle-range-x-maximum="50000"/>
          </draw:enhanced-geometry>
        </draw:custom-shape>
        <draw:custom-shape draw:style-name="gr10" draw:text-style-name="P7" draw:layer="layout" svg:width="4.215cm" svg:height="1.603cm" svg:x="7.1cm" svg:y="16.4cm">
          <text:list text:style-name="L2">
            <text:list-header>
              <text:p text:style-name="P6"><text:span text:style-name="T5">Assistance</text:span></text:p>
              <text:p text:style-name="P6"><text:span text:style-name="T5">Services [50]</text:span></text:p>
            </text:list-header>
          </text:list>
          <draw:enhanced-geometry svg:viewBox="0 0 0 0" draw:text-areas="0 0 ?f3 ?f2" draw:type="rectangle" draw:enhanced-path="M 0 0 L ?f3 0 ?f3 ?f2 0 ?f2 Z N">
            <draw:equation draw:name="f0" draw:formula="4213/2"/>
            <draw:equation draw:name="f1" draw:formula="1602/2"/>
            <draw:equation draw:name="f2" draw:formula="1602"/>
            <draw:equation draw:name="f3" draw:formula="4213"/>
          </draw:enhanced-geometry>
        </draw:custom-shape>
        <draw:connector draw:style-name="gr11" draw:text-style-name="P8" draw:layer="layout" draw:type="line" svg:x1="9.286cm" svg:y1="8.401cm" svg:x2="17.502cm" svg:y2="8.406cm" svg:d="M9286 8401l8216 5" svg:viewBox="0 0 8217 6">
          <text:p/>
        </draw:connector>
        <draw:custom-shape draw:style-name="gr12" draw:text-style-name="P7" draw:layer="layout" svg:width="6.196cm" svg:height="1.603cm" svg:x="11.099cm" svg:y="6.698cm">
          <text:list text:style-name="L2">
            <text:list-header>
              <text:p text:style-name="P6"><text:span text:style-name="T5">Available SL Service</text:span></text:p>
              <text:p text:style-name="P6"><text:span text:style-name="T5">1:5</text:span></text:p>
            </text:list-header>
          </text:list>
          <draw:enhanced-geometry svg:viewBox="0 0 0 0" draw:text-areas="0 0 ?f3 ?f2" draw:type="rectangle" draw:enhanced-path="M 0 0 L ?f3 0 ?f3 ?f2 0 ?f2 Z N">
            <draw:equation draw:name="f0" draw:formula="6198/2"/>
            <draw:equation draw:name="f1" draw:formula="1602/2"/>
            <draw:equation draw:name="f2" draw:formula="1602"/>
            <draw:equation draw:name="f3" draw:formula="6198"/>
          </draw:enhanced-geometry>
        </draw:custom-shape>
        <draw:connector draw:style-name="gr13" draw:text-style-name="P8" draw:layer="layout" draw:type="line" svg:x1="9.286cm" svg:y1="8.999cm" svg:x2="17.542cm" svg:y2="9.005cm" svg:d="M9286 8999l8256 6" svg:viewBox="0 0 8257 7">
          <text:p/>
        </draw:connector>
        <draw:custom-shape draw:style-name="gr14" draw:text-style-name="P7" draw:layer="layout" svg:width="4.807cm" svg:height="1.603cm" svg:x="10.993cm" svg:y="8.899cm">
          <text:list text:style-name="L2">
            <text:list-header>
              <text:p text:style-name="P6"><text:span text:style-name="T5">For device(s)_1</text:span></text:p>
              <text:p text:style-name="P6"><text:span text:style-name="T5">1:30</text:span></text:p>
            </text:list-header>
          </text:list>
          <draw:enhanced-geometry svg:viewBox="0 0 0 0" draw:text-areas="0 0 ?f3 ?f2" draw:type="rectangle" draw:enhanced-path="M 0 0 L ?f3 0 ?f3 ?f2 0 ?f2 Z N">
            <draw:equation draw:name="f0" draw:formula="4809/2"/>
            <draw:equation draw:name="f1" draw:formula="1602/2"/>
            <draw:equation draw:name="f2" draw:formula="1602"/>
            <draw:equation draw:name="f3" draw:formula="4809"/>
          </draw:enhanced-geometry>
        </draw:custom-shape>
        <draw:connector draw:style-name="gr11" draw:text-style-name="P8" draw:layer="layout" draw:type="line" svg:x1="8.599cm" svg:y1="9.727cm" svg:x2="8.604cm" svg:y2="14.349cm" svg:d="M8599 9727l5 4622" svg:viewBox="0 0 6 4623">
          <text:p/>
        </draw:connector>
        <draw:connector draw:style-name="gr11" draw:text-style-name="P8" draw:layer="layout" draw:type="line" svg:x1="7.297cm" svg:y1="14.348cm" svg:x2="7.287cm" svg:y2="9.796cm" svg:d="M7297 14348l-10-4552" svg:viewBox="0 0 11 4553">
          <text:p/>
        </draw:connector>
        <draw:custom-shape draw:style-name="gr15" draw:text-style-name="P7" draw:layer="layout" svg:width="4.452cm" svg:height="1.603cm" svg:x="8.546cm" svg:y="11.602cm">
          <text:list text:style-name="L2">
            <text:list-header>
              <text:p text:style-name="P6"><text:span text:style-name="T5">Assistance for</text:span></text:p>
              <text:p text:style-name="P6"><text:span text:style-name="T5">1:10</text:span></text:p>
            </text:list-header>
          </text:list>
          <draw:enhanced-geometry svg:viewBox="0 0 0 0" draw:text-areas="0 0 ?f3 ?f2" draw:type="rectangle" draw:enhanced-path="M 0 0 L ?f3 0 ?f3 ?f2 0 ?f2 Z N">
            <draw:equation draw:name="f0" draw:formula="4454/2"/>
            <draw:equation draw:name="f1" draw:formula="1602/2"/>
            <draw:equation draw:name="f2" draw:formula="1602"/>
            <draw:equation draw:name="f3" draw:formula="4454"/>
          </draw:enhanced-geometry>
        </draw:custom-shape>
        <draw:custom-shape draw:style-name="gr16" draw:text-style-name="P7" draw:layer="layout" svg:width="3.728cm" svg:height="2.279cm" svg:x="3.501cm" svg:y="11.523cm">
          <text:list text:style-name="L2">
            <text:list-header>
              <text:p text:style-name="P6"><text:span text:style-name="T5">For</text:span></text:p>
              <text:p text:style-name="P6"><text:span text:style-name="T5">device(s)_2</text:span></text:p>
              <text:p text:style-name="P6"><text:span text:style-name="T5">1:10</text:span></text:p>
            </text:list-header>
          </text:list>
          <draw:enhanced-geometry svg:viewBox="0 0 0 0" draw:text-areas="0 0 ?f3 ?f2" draw:type="rectangle" draw:enhanced-path="M 0 0 L ?f3 0 ?f3 ?f2 0 ?f2 Z N">
            <draw:equation draw:name="f0" draw:formula="3726/2"/>
            <draw:equation draw:name="f1" draw:formula="2278/2"/>
            <draw:equation draw:name="f2" draw:formula="2278"/>
            <draw:equation draw:name="f3" draw:formula="3726"/>
          </draw:enhanced-geometry>
        </draw:custom-shape>
        <draw:custom-shape draw:style-name="gr17" draw:text-style-name="P3" draw:layer="layout" svg:width="1.654cm" svg:height="1.204cm" svg:x="4.745cm" svg:y="8.202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18" draw:text-style-name="P9" draw:layer="layout" svg:width="1.041cm" svg:height="1.261cm" svg:x="3.598cm" svg:y="8.128cm">
          <text:p/>
          <draw:enhanced-geometry svg:viewBox="0 0 0 0" draw:mirror-vertical="true" draw:text-areas="?f8 ?f9 ?f1 ?f3" draw:type="" draw:enhanced-path="M 0 ?f5 L ?f4 0 ?f7 ?f5 ?f4 ?f6 Z N">
            <draw:equation draw:name="f0" draw:formula="1041*3"/>
            <draw:equation draw:name="f1" draw:formula="?f0 /4"/>
            <draw:equation draw:name="f2" draw:formula="1264*3"/>
            <draw:equation draw:name="f3" draw:formula="?f2 /4"/>
            <draw:equation draw:name="f4" draw:formula="1041/2"/>
            <draw:equation draw:name="f5" draw:formula="1264/2"/>
            <draw:equation draw:name="f6" draw:formula="1264"/>
            <draw:equation draw:name="f7" draw:formula="1041"/>
            <draw:equation draw:name="f8" draw:formula="1041/4"/>
            <draw:equation draw:name="f9" draw:formula="1264/4"/>
          </draw:enhanced-geometry>
        </draw:custom-shape>
        <draw:custom-shape draw:style-name="gr19" draw:text-style-name="P7" draw:layer="layout" svg:width="3.588cm" svg:height="1.603cm" svg:x="3.4cm" svg:y="9.397cm">
          <text:list text:style-name="L2">
            <text:list-header>
              <text:p text:style-name="P6"><text:span text:style-name="T5">Devices by</text:span></text:p>
              <text:p text:style-name="P6"><text:span text:style-name="T5">category</text:span></text:p>
            </text:list-header>
          </text:list>
          <draw:enhanced-geometry svg:viewBox="0 0 0 0" draw:text-areas="0 0 ?f3 ?f2" draw:type="rectangle" draw:enhanced-path="M 0 0 L ?f3 0 ?f3 ?f2 0 ?f2 Z N">
            <draw:equation draw:name="f0" draw:formula="3590/2"/>
            <draw:equation draw:name="f1" draw:formula="1602/2"/>
            <draw:equation draw:name="f2" draw:formula="1602"/>
            <draw:equation draw:name="f3" draw:formula="3590"/>
          </draw:enhanced-geometry>
        </draw:custom-shape>
        <draw:custom-shape draw:style-name="gr17" draw:text-style-name="P3" draw:layer="layout" svg:width="1.654cm" svg:height="1.204cm" svg:x="1.799cm" svg:y="8.198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20" draw:text-style-name="P9" draw:layer="layout" svg:width="0.992cm" svg:height="1.292cm" svg:x="0.798cm" svg:y="8.105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21" draw:text-style-name="P7" draw:layer="layout" svg:width="3.52cm" svg:height="1.603cm" svg:x="-0.097cm" svg:y="9.397cm">
          <text:list text:style-name="L2">
            <text:list-header>
              <text:p text:style-name="P6"><text:span text:style-name="T5">All devices</text:span></text:p>
              <text:p text:style-name="P6"><text:span text:style-name="T5">categories</text:span></text:p>
            </text:list-header>
          </text:list>
          <draw:enhanced-geometry svg:viewBox="0 0 0 0" draw:text-areas="0 0 ?f3 ?f2" draw:type="rectangle" draw:enhanced-path="M 0 0 L ?f3 0 ?f3 ?f2 0 ?f2 Z N">
            <draw:equation draw:name="f0" draw:formula="3518/2"/>
            <draw:equation draw:name="f1" draw:formula="1602/2"/>
            <draw:equation draw:name="f2" draw:formula="1602"/>
            <draw:equation draw:name="f3" draw:formula="3518"/>
          </draw:enhanced-geometry>
        </draw:custom-shape>
        <draw:custom-shape draw:style-name="gr22" draw:text-style-name="P3" draw:layer="layout" svg:width="1.654cm" svg:height="1.203cm" svg:x="4.745cm" svg:y="14.773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18" draw:text-style-name="P9" draw:layer="layout" svg:width="1.041cm" svg:height="1.261cm" svg:x="3.598cm" svg:y="14.703cm">
          <text:p/>
          <draw:enhanced-geometry svg:viewBox="0 0 0 0" draw:mirror-vertical="true" draw:text-areas="?f8 ?f9 ?f1 ?f3" draw:type="" draw:enhanced-path="M 0 ?f5 L ?f4 0 ?f7 ?f5 ?f4 ?f6 Z N">
            <draw:equation draw:name="f0" draw:formula="1041*3"/>
            <draw:equation draw:name="f1" draw:formula="?f0 /4"/>
            <draw:equation draw:name="f2" draw:formula="1264*3"/>
            <draw:equation draw:name="f3" draw:formula="?f2 /4"/>
            <draw:equation draw:name="f4" draw:formula="1041/2"/>
            <draw:equation draw:name="f5" draw:formula="1264/2"/>
            <draw:equation draw:name="f6" draw:formula="1264"/>
            <draw:equation draw:name="f7" draw:formula="1041"/>
            <draw:equation draw:name="f8" draw:formula="1041/4"/>
            <draw:equation draw:name="f9" draw:formula="1264/4"/>
          </draw:enhanced-geometry>
        </draw:custom-shape>
        <draw:custom-shape draw:style-name="gr23" draw:text-style-name="P7" draw:layer="layout" svg:width="3.681cm" svg:height="2.279cm" svg:x="3.656cm" svg:y="16.073cm">
          <text:list text:style-name="L2">
            <text:list-header>
              <text:p text:style-name="P6"><text:span text:style-name="T5">Assistance</text:span></text:p>
              <text:p text:style-name="P6"><text:span text:style-name="T5">services by</text:span></text:p>
              <text:p text:style-name="P6"><text:span text:style-name="T5">category</text:span></text:p>
            </text:list-header>
          </text:list>
          <draw:enhanced-geometry svg:viewBox="0 0 0 0" draw:text-areas="0 0 ?f3 ?f2" draw:type="rectangle" draw:enhanced-path="M 0 0 L ?f3 0 ?f3 ?f2 0 ?f2 Z N">
            <draw:equation draw:name="f0" draw:formula="3683/2"/>
            <draw:equation draw:name="f1" draw:formula="2278/2"/>
            <draw:equation draw:name="f2" draw:formula="2278"/>
            <draw:equation draw:name="f3" draw:formula="3683"/>
          </draw:enhanced-geometry>
        </draw:custom-shape>
        <draw:custom-shape draw:style-name="gr22" draw:text-style-name="P3" draw:layer="layout" svg:width="1.654cm" svg:height="1.203cm" svg:x="1.799cm" svg:y="14.773cm">
          <text:p/>
          <draw:enhanced-geometry svg:viewBox="0 0 0 0" draw:text-areas="0 ?f17 ?f24 ?f19" draw:type="" draw:modifiers="47528 48036" draw:enhanced-path="M 0 ?f17 L ?f13 ?f17 ?f13 0 ?f26 ?f16 ?f13 ?f25 ?f13 ?f19 0 ?f19 Z N">
            <draw:equation draw:name="f0" draw:formula="min(1656,1203)"/>
            <draw:equation draw:name="f1" draw:formula="-31072*1656"/>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656-?f12 "/>
            <draw:equation draw:name="f14" draw:formula="1203*?f6 "/>
            <draw:equation draw:name="f15" draw:formula="?f14 /3392"/>
            <draw:equation draw:name="f16" draw:formula="1203/2"/>
            <draw:equation draw:name="f17" draw:formula="?f16 -?f15 "/>
            <draw:equation draw:name="f18" draw:formula="?f16 +?f15 "/>
            <draw:equation draw:name="f19" draw:formula="?f18 "/>
            <draw:equation draw:name="f20" draw:formula="1203/2"/>
            <draw:equation draw:name="f21" draw:formula="?f17 *?f12 "/>
            <draw:equation draw:name="f22" draw:formula="?f21 /?f20 "/>
            <draw:equation draw:name="f23" draw:formula="?f13 +?f22 "/>
            <draw:equation draw:name="f24" draw:formula="?f23 "/>
            <draw:equation draw:name="f25" draw:formula="1203"/>
            <draw:equation draw:name="f26" draw:formula="1656"/>
            <draw:handle draw:handle-position="left ?f8" draw:handle-range-y-minimum="0" draw:handle-range-y-maximum="100000"/>
            <draw:handle draw:handle-position="?f5 top" draw:handle-range-x-minimum="0" draw:handle-range-x-maximum="?f1"/>
          </draw:enhanced-geometry>
        </draw:custom-shape>
        <draw:custom-shape draw:style-name="gr20" draw:text-style-name="P9" draw:layer="layout" svg:width="0.992cm" svg:height="1.292cm" svg:x="0.798cm" svg:y="14.68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24" draw:text-style-name="P7" draw:layer="layout" svg:width="4.337cm" svg:height="2.279cm" svg:x="-0.106cm" svg:y="15.972cm">
          <text:list text:style-name="L2">
            <text:list-header>
              <text:p text:style-name="P6"><text:span text:style-name="T5">All assistance</text:span></text:p>
              <text:p text:style-name="P6"><text:span text:style-name="T5">services</text:span></text:p>
              <text:p text:style-name="P6"><text:span text:style-name="T5">categories</text:span></text:p>
            </text:list-header>
          </text:list>
          <draw:enhanced-geometry svg:viewBox="0 0 0 0" draw:text-areas="0 0 ?f3 ?f2" draw:type="rectangle" draw:enhanced-path="M 0 0 L ?f3 0 ?f3 ?f2 0 ?f2 Z N">
            <draw:equation draw:name="f0" draw:formula="4335/2"/>
            <draw:equation draw:name="f1" draw:formula="2278/2"/>
            <draw:equation draw:name="f2" draw:formula="2278"/>
            <draw:equation draw:name="f3" draw:formula="4335"/>
          </draw:enhanced-geometry>
        </draw:custom-shape>
        <draw:custom-shape draw:style-name="gr25" draw:text-style-name="P3" draw:layer="layout" svg:width="1.799cm" svg:height="1.327cm" draw:transform="rotate (-3.14159265358979) translate (22.233cm 9.184cm)">
          <text:p/>
          <draw:enhanced-geometry svg:viewBox="0 0 0 0" draw:text-areas="0 ?f17 ?f24 ?f19" draw:type="" draw:modifiers="47528 48036" draw:enhanced-path="M 0 ?f17 L ?f13 ?f17 ?f13 0 ?f26 ?f16 ?f13 ?f25 ?f13 ?f19 0 ?f19 Z N">
            <draw:equation draw:name="f0" draw:formula="min(1798,1328)"/>
            <draw:equation draw:name="f1" draw:formula="-31072*1798"/>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798-?f12 "/>
            <draw:equation draw:name="f14" draw:formula="1328*?f6 "/>
            <draw:equation draw:name="f15" draw:formula="?f14 /3392"/>
            <draw:equation draw:name="f16" draw:formula="1328/2"/>
            <draw:equation draw:name="f17" draw:formula="?f16 -?f15 "/>
            <draw:equation draw:name="f18" draw:formula="?f16 +?f15 "/>
            <draw:equation draw:name="f19" draw:formula="?f18 "/>
            <draw:equation draw:name="f20" draw:formula="1328/2"/>
            <draw:equation draw:name="f21" draw:formula="?f17 *?f12 "/>
            <draw:equation draw:name="f22" draw:formula="?f21 /?f20 "/>
            <draw:equation draw:name="f23" draw:formula="?f13 +?f22 "/>
            <draw:equation draw:name="f24" draw:formula="?f23 "/>
            <draw:equation draw:name="f25" draw:formula="1328"/>
            <draw:equation draw:name="f26" draw:formula="1798"/>
            <draw:handle draw:handle-position="left ?f8" draw:handle-range-y-minimum="0" draw:handle-range-y-maximum="100000"/>
            <draw:handle draw:handle-position="?f5 top" draw:handle-range-x-minimum="0" draw:handle-range-x-maximum="?f1"/>
          </draw:enhanced-geometry>
        </draw:custom-shape>
        <draw:custom-shape draw:style-name="gr26" draw:text-style-name="P11" draw:layer="layout" svg:width="4.007cm" svg:height="2.279cm" svg:x="24.019cm" svg:y="9.04cm">
          <text:list text:style-name="L2">
            <text:list-header>
              <text:p text:style-name="P10"><text:span text:style-name="T5">All smart</text:span></text:p>
              <text:p text:style-name="P10"><text:span text:style-name="T5">Life services</text:span></text:p>
              <text:p text:style-name="P10"><text:span text:style-name="T5">categories</text:span></text:p>
            </text:list-header>
          </text:list>
          <draw:enhanced-geometry svg:viewBox="0 0 0 0" draw:text-areas="0 0 ?f3 ?f2" draw:type="rectangle" draw:enhanced-path="M 0 0 L ?f3 0 ?f3 ?f2 0 ?f2 Z N">
            <draw:equation draw:name="f0" draw:formula="4005/2"/>
            <draw:equation draw:name="f1" draw:formula="2278/2"/>
            <draw:equation draw:name="f2" draw:formula="2278"/>
            <draw:equation draw:name="f3" draw:formula="4005"/>
          </draw:enhanced-geometry>
        </draw:custom-shape>
        <draw:custom-shape draw:style-name="gr20" draw:text-style-name="P9" draw:layer="layout" svg:width="0.992cm" svg:height="1.292cm" svg:x="25.713cm" svg:y="7.88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27" draw:text-style-name="P11" draw:layer="layout" svg:width="3.859cm" svg:height="2.279cm" svg:x="20.523cm" svg:y="9.036cm">
          <text:list text:style-name="L2">
            <text:list-header>
              <text:p text:style-name="P10"><text:span text:style-name="T5">Smart life</text:span></text:p>
              <text:p text:style-name="P10"><text:span text:style-name="T5">services by </text:span></text:p>
              <text:p text:style-name="P10"><text:span text:style-name="T5">category</text:span></text:p>
            </text:list-header>
          </text:list>
          <draw:enhanced-geometry svg:viewBox="0 0 0 0" draw:text-areas="0 0 ?f3 ?f2" draw:type="rectangle" draw:enhanced-path="M 0 0 L ?f3 0 ?f3 ?f2 0 ?f2 Z N">
            <draw:equation draw:name="f0" draw:formula="3861/2"/>
            <draw:equation draw:name="f1" draw:formula="2278/2"/>
            <draw:equation draw:name="f2" draw:formula="2278"/>
            <draw:equation draw:name="f3" draw:formula="3861"/>
          </draw:enhanced-geometry>
        </draw:custom-shape>
        <draw:custom-shape draw:style-name="gr18" draw:text-style-name="P9" draw:layer="layout" svg:width="1.041cm" svg:height="1.261cm" svg:x="22.423cm" svg:y="7.872cm">
          <text:p/>
          <draw:enhanced-geometry svg:viewBox="0 0 0 0" draw:mirror-vertical="true" draw:text-areas="?f8 ?f9 ?f1 ?f3" draw:type="" draw:enhanced-path="M 0 ?f5 L ?f4 0 ?f7 ?f5 ?f4 ?f6 Z N">
            <draw:equation draw:name="f0" draw:formula="1041*3"/>
            <draw:equation draw:name="f1" draw:formula="?f0 /4"/>
            <draw:equation draw:name="f2" draw:formula="1264*3"/>
            <draw:equation draw:name="f3" draw:formula="?f2 /4"/>
            <draw:equation draw:name="f4" draw:formula="1041/2"/>
            <draw:equation draw:name="f5" draw:formula="1264/2"/>
            <draw:equation draw:name="f6" draw:formula="1264"/>
            <draw:equation draw:name="f7" draw:formula="1041"/>
            <draw:equation draw:name="f8" draw:formula="1041/4"/>
            <draw:equation draw:name="f9" draw:formula="1264/4"/>
          </draw:enhanced-geometry>
        </draw:custom-shape>
        <draw:custom-shape draw:style-name="gr25" draw:text-style-name="P3" draw:layer="layout" svg:width="1.799cm" svg:height="1.327cm" draw:transform="rotate (-3.14159265358979) translate (25.483cm 9.193cm)">
          <text:p/>
          <draw:enhanced-geometry svg:viewBox="0 0 0 0" draw:text-areas="0 ?f17 ?f24 ?f19" draw:type="" draw:modifiers="47528 48036" draw:enhanced-path="M 0 ?f17 L ?f13 ?f17 ?f13 0 ?f26 ?f16 ?f13 ?f25 ?f13 ?f19 0 ?f19 Z N">
            <draw:equation draw:name="f0" draw:formula="min(1798,1328)"/>
            <draw:equation draw:name="f1" draw:formula="-31072*1798"/>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1798-?f12 "/>
            <draw:equation draw:name="f14" draw:formula="1328*?f6 "/>
            <draw:equation draw:name="f15" draw:formula="?f14 /3392"/>
            <draw:equation draw:name="f16" draw:formula="1328/2"/>
            <draw:equation draw:name="f17" draw:formula="?f16 -?f15 "/>
            <draw:equation draw:name="f18" draw:formula="?f16 +?f15 "/>
            <draw:equation draw:name="f19" draw:formula="?f18 "/>
            <draw:equation draw:name="f20" draw:formula="1328/2"/>
            <draw:equation draw:name="f21" draw:formula="?f17 *?f12 "/>
            <draw:equation draw:name="f22" draw:formula="?f21 /?f20 "/>
            <draw:equation draw:name="f23" draw:formula="?f13 +?f22 "/>
            <draw:equation draw:name="f24" draw:formula="?f23 "/>
            <draw:equation draw:name="f25" draw:formula="1328"/>
            <draw:equation draw:name="f26" draw:formula="1798"/>
            <draw:handle draw:handle-position="left ?f8" draw:handle-range-y-minimum="0" draw:handle-range-y-maximum="100000"/>
            <draw:handle draw:handle-position="?f5 top" draw:handle-range-x-minimum="0" draw:handle-range-x-maximum="?f1"/>
          </draw:enhanced-geometry>
        </draw:custom-shape>
        <draw:custom-shape draw:style-name="gr28" draw:text-style-name="P11" draw:layer="layout" svg:width="3.33cm" svg:height="0.927cm" svg:x="20.657cm" svg:y="12.532cm">
          <text:list text:style-name="L2">
            <text:list-header>
              <text:p text:style-name="P10"><text:span text:style-name="T5">Highlights</text:span></text:p>
            </text:list-header>
          </text:list>
          <draw:enhanced-geometry svg:viewBox="0 0 0 0" draw:text-areas="0 0 ?f3 ?f2" draw:type="rectangle" draw:enhanced-path="M 0 0 L ?f3 0 ?f3 ?f2 0 ?f2 Z N">
            <draw:equation draw:name="f0" draw:formula="3328/2"/>
            <draw:equation draw:name="f1" draw:formula="928/2"/>
            <draw:equation draw:name="f2" draw:formula="928"/>
            <draw:equation draw:name="f3" draw:formula="3328"/>
          </draw:enhanced-geometry>
        </draw:custom-shape>
        <draw:custom-shape draw:style-name="gr29" draw:text-style-name="P9" draw:layer="layout" svg:width="0.993cm" svg:height="1.292cm" svg:x="22.013cm" svg:y="11.368cm">
          <text:p/>
          <draw:enhanced-geometry svg:viewBox="0 0 0 0" draw:mirror-vertical="true" draw:text-areas="?f8 ?f9 ?f1 ?f3" draw:type="" draw:enhanced-path="M 0 ?f5 L ?f4 0 ?f7 ?f5 ?f4 ?f6 Z N">
            <draw:equation draw:name="f0" draw:formula="991*3"/>
            <draw:equation draw:name="f1" draw:formula="?f0 /4"/>
            <draw:equation draw:name="f2" draw:formula="1294*3"/>
            <draw:equation draw:name="f3" draw:formula="?f2 /4"/>
            <draw:equation draw:name="f4" draw:formula="991/2"/>
            <draw:equation draw:name="f5" draw:formula="1294/2"/>
            <draw:equation draw:name="f6" draw:formula="1294"/>
            <draw:equation draw:name="f7" draw:formula="991"/>
            <draw:equation draw:name="f8" draw:formula="991/4"/>
            <draw:equation draw:name="f9" draw:formula="1294/4"/>
          </draw:enhanced-geometry>
        </draw:custom-shape>
        <draw:custom-shape draw:style-name="gr30" draw:text-style-name="P7" draw:layer="layout" svg:width="7.534cm" svg:height="2.279cm" svg:x="0.203cm" svg:y="4.401cm">
          <text:list text:style-name="L2">
            <text:list-header>
              <text:p text:style-name="P6"><text:span text:style-name="T5">Devices can be filtered</text:span></text:p>
              <text:p text:style-name="P6"><text:span text:style-name="T5">furthermore with options</text:span></text:p>
              <text:p text:style-name="P6"><text:span text:style-name="T5">for a given category </text:span></text:p>
            </text:list-header>
          </text:list>
          <draw:enhanced-geometry svg:viewBox="0 0 0 0" draw:text-areas="0 0 ?f3 ?f2" draw:type="rectangle" draw:enhanced-path="M 0 0 L ?f3 0 ?f3 ?f2 0 ?f2 Z N">
            <draw:equation draw:name="f0" draw:formula="7536/2"/>
            <draw:equation draw:name="f1" draw:formula="2278/2"/>
            <draw:equation draw:name="f2" draw:formula="2278"/>
            <draw:equation draw:name="f3" draw:formula="7536"/>
          </draw:enhanced-geometry>
        </draw:custom-shape>
        <draw:custom-shape draw:name="AutoShape 15" draw:style-name="gr31" draw:text-style-name="P12" draw:layer="layout" svg:width="2.793cm" svg:height="1.978cm" svg:x="6.444cm" svg:y="7.71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5" draw:style-name="gr31" draw:text-style-name="P12" draw:layer="layout" svg:width="2.793cm" svg:height="1.978cm" svg:x="17.6cm" svg:y="7.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5" draw:style-name="gr31" draw:text-style-name="P12" draw:layer="layout" svg:width="2.793cm" svg:height="1.978cm" svg:x="6.4cm" svg:y="1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38" draw:style-name="gr32" draw:text-style-name="P13" draw:layer="layout" svg:width="1.655cm" svg:height="1.202cm" svg:x="4.545cm" svg:y="8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33" draw:text-style-name="P14" draw:layer="layout" svg:width="1.04cm" svg:height="1.263cm" svg:x="3.36cm" svg:y="7.93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2" draw:text-style-name="P13" draw:layer="layout" svg:width="1.655cm" svg:height="1.202cm" svg:x="1.545cm" svg:y="7.998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38" draw:style-name="gr32" draw:text-style-name="P13" draw:layer="layout" svg:width="1.655cm" svg:height="1.202cm" svg:x="4.548cm" svg:y="14.699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33" draw:text-style-name="P14" draw:layer="layout" svg:width="1.04cm" svg:height="1.263cm" svg:x="3.363cm" svg:y="14.631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2" draw:text-style-name="P13" draw:layer="layout" svg:width="1.655cm" svg:height="1.202cm" svg:x="1.548cm" svg:y="14.697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34" draw:text-style-name="P14" draw:layer="layout" svg:width="0.99cm" svg:height="1.293cm" svg:x="0.4cm" svg:y="7.90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18" draw:style-name="gr34" draw:text-style-name="P14" draw:layer="layout" svg:width="0.99cm" svg:height="1.293cm" svg:x="0.401cm" svg:y="14.60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5" draw:text-style-name="P13" draw:layer="layout" svg:width="1.797cm" svg:height="1.327cm" draw:transform="rotate (-3.14159265358979) translate (22.444cm 9.197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34" draw:text-style-name="P14" draw:layer="layout" svg:width="0.99cm" svg:height="1.293cm" svg:x="25.92cm" svg:y="7.893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17" draw:style-name="gr33" draw:text-style-name="P14" draw:layer="layout" svg:width="1.04cm" svg:height="1.263cm" svg:x="22.633cm" svg:y="7.893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AutoShape 38" draw:style-name="gr35" draw:text-style-name="P13" draw:layer="layout" svg:width="1.797cm" svg:height="1.327cm" draw:transform="rotate (-3.14159265358979) translate (25.694cm 9.208cm)">
          <text:p/>
          <draw:enhanced-geometry draw:mirror-horizontal="false" draw:mirror-vertical="false" svg:viewBox="0 0 0 0" draw:text-areas="0 ?f8 ?f12 ?f9" draw:type="ooxml-rightArrow" draw:modifiers="47528 4803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34" draw:text-style-name="P14" draw:layer="layout" svg:width="0.99cm" svg:height="1.293cm" svg:x="22.2cm" svg:y="11.402cm">
          <text:p/>
          <draw:enhanced-geometry draw:mirror-horizontal="false" draw:mirror-vertical="tru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presentation:notes draw:style-name="dp2">
          <draw:page-thumbnail draw:style-name="gr1" draw:layer="layout" svg:width="14.847cm" svg:height="11.134cm" svg:x="3.074cm" svg:y="2.258cm" draw:page-number="2"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3" draw:style-name="dp1" draw:master-page-name="Predefinito" presentation:presentation-page-layout-name="AL1T1">
        <draw:g draw:name="Group 31">
          <draw:custom-shape draw:name="Rounded Rectangle 29" draw:style-name="gr36" draw:text-style-name="P14" draw:layer="layout" svg:width="4.817cm" svg:height="2.146cm" svg:x="5.536cm" svg:y="15.1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37" draw:text-style-name="P15" draw:layer="layout" svg:width="4.212cm" svg:height="1.601cm" svg:x="10.09cm" svg:y="15.5cm">
            <text:list text:style-name="L3">
              <text:list-header>
                <text:p text:style-name="P6"><text:span text:style-name="T6">Assistance</text:span></text:p>
              </text:list-header>
              <text:list-item>
                <text:p text:style-name="P6"><text:span text:style-name="T6">Services [5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38" draw:text-style-name="P14" draw:layer="layout" svg:width="5.983cm" svg:height="2.146cm" svg:x="15.358cm" svg:y="9.5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39" draw:text-style-name="P15" draw:layer="layout" svg:width="7.996cm" svg:height="0.925cm" svg:x="14.522cm" svg:y="8.7cm">
            <text:list text:style-name="L3">
              <text:list-header>
                <text:p text:style-name="P6"><text:span text:style-name="T6">Smart life services [10-50]</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40" draw:text-style-name="P14" draw:layer="layout" svg:width="4.807cm" svg:height="2.146cm" svg:x="5.6cm" svg:y="9.4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41" draw:text-style-name="P15" draw:layer="layout" svg:width="5.046cm" svg:height="0.925cm" svg:x="5.613cm" svg:y="8.574cm">
            <text:list text:style-name="L3">
              <text:list-header>
                <text:p text:style-name="P6"><text:span text:style-name="T6">Device [10-100]</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42" draw:text-style-name="P14" draw:layer="layout" svg:width="5.853cm" svg:height="3.493cm" svg:x="12.747cm" svg:y="3.40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43" draw:text-style-name="P15" draw:layer="layout" svg:width="3.356cm" svg:height="0.927cm" svg:x="13.147cm" svg:y="2.5cm">
            <text:list text:style-name="L3">
              <text:list-item>
                <text:p text:style-name="P6"><text:span text:style-name="T6">The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ounded Rectangle 29" draw:style-name="gr44" draw:text-style-name="P14" draw:layer="layout" svg:width="4.974cm" svg:height="3.026cm" svg:x="5.226cm" svg:y="3.37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0" draw:style-name="gr45" draw:text-style-name="P16" draw:layer="layout" svg:width="3.839cm" svg:height="0.925cm" svg:x="5.328cm" svg:y="2.415cm">
            <text:list text:style-name="L3">
              <text:list-header>
                <text:p text:style-name="P6"><text:span text:style-name="T6">Who we ar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4" draw:text-style-name="P3" draw:layer="layout" svg:width="25.193cm" svg:height="1.962cm" svg:x="1.397cm" svg:y="0.838cm" presentation:class="title" presentation:user-transformed="true">
          <draw:text-box>
            <text:list text:style-name="L2">
              <text:list-header>
                <text:p text:style-name="P4"><text:span text:style-name="T4">L-IDM</text:span></text:p>
              </text:list-header>
            </text:list>
          </draw:text-box>
        </draw:frame>
        <draw:custom-shape draw:style-name="gr46" draw:text-style-name="P17" draw:layer="layout" svg:width="0.521cm" svg:height="0.41cm" svg:x="5.666cm" svg:y="3.784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47" draw:text-style-name="P7" draw:layer="layout" svg:width="5.944cm" svg:height="0.843cm" svg:x="6.059cm" svg:y="3.523cm">
          <text:list text:style-name="L2">
            <text:list-header>
              <text:p text:style-name="P6"><text:span text:style-name="T7">Innovation</text:span></text:p>
            </text:list-header>
          </text:list>
          <draw:enhanced-geometry svg:viewBox="0 0 0 0" draw:text-areas="0 0 ?f3 ?f2" draw:type="rectangle" draw:enhanced-path="M 0 0 L ?f3 0 ?f3 ?f2 0 ?f2 Z N">
            <draw:equation draw:name="f0" draw:formula="5944/2"/>
            <draw:equation draw:name="f1" draw:formula="845/2"/>
            <draw:equation draw:name="f2" draw:formula="845"/>
            <draw:equation draw:name="f3" draw:formula="5944"/>
          </draw:enhanced-geometry>
        </draw:custom-shape>
        <draw:custom-shape draw:style-name="gr48" draw:text-style-name="P7" draw:layer="layout" svg:width="3.784cm" svg:height="0.843cm" svg:x="6.05cm" svg:y="4.198cm">
          <text:list text:style-name="L2">
            <text:list-header>
              <text:p text:style-name="P6"><text:span text:style-name="T8">Testimonials</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9" draw:text-style-name="P17" draw:layer="layout" svg:width="0.521cm" svg:height="0.411cm" svg:x="5.697cm" svg:y="5.009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0" draw:text-style-name="P7" draw:layer="layout" svg:width="3.784cm" svg:height="0.843cm" svg:x="6.05cm" svg:y="4.811cm">
          <text:list text:style-name="L2">
            <text:list-header>
              <text:p text:style-name="P6"><text:span text:style-name="T8">Project</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6" draw:text-style-name="P17" draw:layer="layout" svg:width="0.521cm" svg:height="0.41cm" svg:x="5.666cm" svg:y="4.383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46" draw:text-style-name="P17" draw:layer="layout" svg:width="0.521cm" svg:height="0.41cm" svg:x="13.198cm" svg:y="3.585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1" draw:text-style-name="P7" draw:layer="layout" svg:width="3.783cm" svg:height="0.843cm" svg:x="13.582cm" svg:y="3.995cm">
          <text:list text:style-name="L2">
            <text:list-header>
              <text:p text:style-name="P6"><text:span text:style-name="T8">News</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6" draw:text-style-name="P17" draw:layer="layout" svg:width="0.521cm" svg:height="0.41cm" svg:x="13.229cm" svg:y="4.811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2" draw:text-style-name="P7" draw:layer="layout" svg:width="3.783cm" svg:height="0.843cm" svg:x="13.582cm" svg:y="4.613cm">
          <text:list text:style-name="L2">
            <text:list-header>
              <text:p text:style-name="P6"><text:span text:style-name="T8">Governance</text:span></text:p>
            </text:list-header>
          </text:list>
          <draw:enhanced-geometry svg:viewBox="0 0 0 0" draw:text-areas="0 0 ?f3 ?f2" draw:type="rectangle" draw:enhanced-path="M 0 0 L ?f3 0 ?f3 ?f2 0 ?f2 Z N">
            <draw:equation draw:name="f0" draw:formula="3783/2"/>
            <draw:equation draw:name="f1" draw:formula="845/2"/>
            <draw:equation draw:name="f2" draw:formula="845"/>
            <draw:equation draw:name="f3" draw:formula="3783"/>
          </draw:enhanced-geometry>
        </draw:custom-shape>
        <draw:custom-shape draw:style-name="gr46" draw:text-style-name="P17" draw:layer="layout" svg:width="0.521cm" svg:height="0.41cm" svg:x="13.229cm" svg:y="5.393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3" draw:text-style-name="P7" draw:layer="layout" svg:width="5.314cm" svg:height="0.843cm" svg:x="13.582cm" svg:y="5.195cm">
          <text:list text:style-name="L2">
            <text:list-header>
              <text:p text:style-name="P6"><text:span text:style-name="T8">Business &amp; Market</text:span></text:p>
            </text:list-header>
          </text:list>
          <draw:enhanced-geometry svg:viewBox="0 0 0 0" draw:text-areas="0 0 ?f3 ?f2" draw:type="rectangle" draw:enhanced-path="M 0 0 L ?f3 0 ?f3 ?f2 0 ?f2 Z N">
            <draw:equation draw:name="f0" draw:formula="5314/2"/>
            <draw:equation draw:name="f1" draw:formula="845/2"/>
            <draw:equation draw:name="f2" draw:formula="845"/>
            <draw:equation draw:name="f3" draw:formula="5314"/>
          </draw:enhanced-geometry>
        </draw:custom-shape>
        <draw:custom-shape draw:style-name="gr49" draw:text-style-name="P17" draw:layer="layout" svg:width="0.521cm" svg:height="0.411cm" svg:x="13.198cm" svg:y="4.18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4" draw:text-style-name="P7" draw:layer="layout" svg:width="5.944cm" svg:height="0.843cm" svg:x="13.657cm" svg:y="3.422cm">
          <text:list text:style-name="L2">
            <text:list-header>
              <text:p text:style-name="P6"><text:span text:style-name="T7">Group description</text:span></text:p>
            </text:list-header>
          </text:list>
          <draw:enhanced-geometry svg:viewBox="0 0 0 0" draw:text-areas="0 0 ?f3 ?f2" draw:type="rectangle" draw:enhanced-path="M 0 0 L ?f3 0 ?f3 ?f2 0 ?f2 Z N">
            <draw:equation draw:name="f0" draw:formula="5944/2"/>
            <draw:equation draw:name="f1" draw:formula="845/2"/>
            <draw:equation draw:name="f2" draw:formula="845"/>
            <draw:equation draw:name="f3" draw:formula="5944"/>
          </draw:enhanced-geometry>
        </draw:custom-shape>
        <draw:custom-shape draw:style-name="gr55" draw:text-style-name="P17" draw:layer="layout" svg:width="0.52cm" svg:height="0.41cm" svg:x="13.225cm" svg:y="5.993cm">
          <text:p/>
          <draw:enhanced-geometry svg:viewBox="0 0 0 0" draw:text-areas="?f11 ?f15 ?f13 ?f17" draw:type="" draw:enhanced-path="M 0 ?f14 L ?f0 ?f5 ?f20 ?f21 ?f0 ?f5 ?f22 ?f23 Z N">
            <draw:equation draw:name="f0" draw:formula="521/2"/>
            <draw:equation draw:name="f1" draw:formula="1*-29549/-9984"/>
            <draw:equation draw:name="f2" draw:formula="?f1 *13024"/>
            <draw:equation draw:name="f3" draw:formula="?f2 /-13440"/>
            <draw:equation draw:name="f4" draw:formula="?f0 *cos(?f3 *(pi/180))"/>
            <draw:equation draw:name="f5" draw:formula="412/2"/>
            <draw:equation draw:name="f6" draw:formula="1*-29549/-9984"/>
            <draw:equation draw:name="f7" draw:formula="?f6 *13024"/>
            <draw:equation draw:name="f8" draw:formula="?f7 /-13440"/>
            <draw:equation draw:name="f9" draw:formula="?f5 *sin(?f8 *(pi/180))"/>
            <draw:equation draw:name="f10" draw:formula="521/2"/>
            <draw:equation draw:name="f11" draw:formula="?f10 -?f4 "/>
            <draw:equation draw:name="f12" draw:formula="?f10 +?f4 "/>
            <draw:equation draw:name="f13" draw:formula="?f12 "/>
            <draw:equation draw:name="f14" draw:formula="412/2"/>
            <draw:equation draw:name="f15" draw:formula="?f14 -?f9 "/>
            <draw:equation draw:name="f16" draw:formula="?f14 +?f9 "/>
            <draw:equation draw:name="f17" draw:formula="?f16 "/>
            <draw:equation draw:name="f18" draw:formula="412"/>
            <draw:equation draw:name="f19" draw:formula="521"/>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6" draw:text-style-name="P7" draw:layer="layout" svg:width="5.314cm" svg:height="0.843cm" svg:x="13.573cm" svg:y="5.794cm">
          <text:list text:style-name="L2">
            <text:list-header>
              <text:p text:style-name="P6"><text:span text:style-name="T8">For investors</text:span></text:p>
            </text:list-header>
          </text:list>
          <draw:enhanced-geometry svg:viewBox="0 0 0 0" draw:text-areas="0 0 ?f3 ?f2" draw:type="rectangle" draw:enhanced-path="M 0 0 L ?f3 0 ?f3 ?f2 0 ?f2 Z N">
            <draw:equation draw:name="f0" draw:formula="5314/2"/>
            <draw:equation draw:name="f1" draw:formula="845/2"/>
            <draw:equation draw:name="f2" draw:formula="845"/>
            <draw:equation draw:name="f3" draw:formula="5314"/>
          </draw:enhanced-geometry>
        </draw:custom-shape>
        <draw:custom-shape draw:style-name="gr57" draw:text-style-name="P17" draw:layer="layout" svg:width="0.463cm" svg:height="0.366cm" svg:x="5.724cm" svg:y="10.522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8" draw:text-style-name="P7" draw:layer="layout" svg:width="4.18cm" svg:height="1.435cm" svg:x="6.121cm" svg:y="9.998cm">
          <text:list text:style-name="L2">
            <text:list-header>
              <text:p text:style-name="P6"><text:span text:style-name="T8">Technical characteristics</text:span></text:p>
            </text:list-header>
          </text:list>
          <draw:enhanced-geometry svg:viewBox="0 0 0 0" draw:text-areas="0 0 ?f3 ?f2" draw:type="rectangle" draw:enhanced-path="M 0 0 L ?f3 0 ?f3 ?f2 0 ?f2 Z N">
            <draw:equation draw:name="f0" draw:formula="4182/2"/>
            <draw:equation draw:name="f1" draw:formula="1437/2"/>
            <draw:equation draw:name="f2" draw:formula="1437"/>
            <draw:equation draw:name="f3" draw:formula="4182"/>
          </draw:enhanced-geometry>
        </draw:custom-shape>
        <draw:custom-shape draw:style-name="gr57" draw:text-style-name="P17" draw:layer="layout" svg:width="0.463cm" svg:height="0.366cm" svg:x="5.741cm" svg:y="9.891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59" draw:text-style-name="P7" draw:layer="layout" svg:width="5.309cm" svg:height="0.843cm" svg:x="6.09cm" svg:y="9.615cm">
          <text:list text:style-name="L2">
            <text:list-header>
              <text:p text:style-name="P6"><text:span text:style-name="T7">Presentation</text:span></text:p>
            </text:list-header>
          </text:list>
          <draw:enhanced-geometry svg:viewBox="0 0 0 0" draw:text-areas="0 0 ?f3 ?f2" draw:type="rectangle" draw:enhanced-path="M 0 0 L ?f3 0 ?f3 ?f2 0 ?f2 Z N">
            <draw:equation draw:name="f0" draw:formula="5309/2"/>
            <draw:equation draw:name="f1" draw:formula="841/2"/>
            <draw:equation draw:name="f2" draw:formula="841"/>
            <draw:equation draw:name="f3" draw:formula="5309"/>
          </draw:enhanced-geometry>
        </draw:custom-shape>
        <draw:custom-shape draw:style-name="gr57" draw:text-style-name="P17" draw:layer="layout" svg:width="0.463cm" svg:height="0.366cm" svg:x="5.741cm" svg:y="15.972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0" draw:text-style-name="P7" draw:layer="layout" svg:width="4.039cm" svg:height="0.843cm" svg:x="6.09cm" svg:y="15.685cm">
          <text:list text:style-name="L2">
            <text:list-header>
              <text:p text:style-name="P6"><text:span text:style-name="T7">Description</text:span></text:p>
            </text:list-header>
          </text:list>
          <draw:enhanced-geometry svg:viewBox="0 0 0 0" draw:text-areas="0 0 ?f3 ?f2" draw:type="rectangle" draw:enhanced-path="M 0 0 L ?f3 0 ?f3 ?f2 0 ?f2 Z N">
            <draw:equation draw:name="f0" draw:formula="4039/2"/>
            <draw:equation draw:name="f1" draw:formula="845/2"/>
            <draw:equation draw:name="f2" draw:formula="845"/>
            <draw:equation draw:name="f3" draw:formula="4039"/>
          </draw:enhanced-geometry>
        </draw:custom-shape>
        <draw:custom-shape draw:style-name="gr57" draw:text-style-name="P17" draw:layer="layout" svg:width="0.463cm" svg:height="0.366cm" svg:x="15.619cm" svg:y="10.522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1" draw:text-style-name="P7" draw:layer="layout" svg:width="5.609cm" svg:height="0.843cm" svg:x="16.016cm" svg:y="10.297cm">
          <text:list text:style-name="L2">
            <text:list-header>
              <text:p text:style-name="P6"><text:span text:style-name="T8">Activation and rules</text:span></text:p>
            </text:list-header>
          </text:list>
          <draw:enhanced-geometry svg:viewBox="0 0 0 0" draw:text-areas="0 0 ?f3 ?f2" draw:type="rectangle" draw:enhanced-path="M 0 0 L ?f3 0 ?f3 ?f2 0 ?f2 Z N">
            <draw:equation draw:name="f0" draw:formula="5612/2"/>
            <draw:equation draw:name="f1" draw:formula="845/2"/>
            <draw:equation draw:name="f2" draw:formula="845"/>
            <draw:equation draw:name="f3" draw:formula="5612"/>
          </draw:enhanced-geometry>
        </draw:custom-shape>
        <draw:custom-shape draw:style-name="gr57" draw:text-style-name="P17" draw:layer="layout" svg:width="0.463cm" svg:height="0.366cm" svg:x="15.637cm" svg:y="9.891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2" draw:text-style-name="P7" draw:layer="layout" svg:width="5.31cm" svg:height="0.843cm" svg:x="15.985cm" svg:y="9.615cm">
          <text:list text:style-name="L2">
            <text:list-header>
              <text:p text:style-name="P6"><text:span text:style-name="T7">Description</text:span></text:p>
            </text:list-header>
          </text:list>
          <draw:enhanced-geometry svg:viewBox="0 0 0 0" draw:text-areas="0 0 ?f3 ?f2" draw:type="rectangle" draw:enhanced-path="M 0 0 L ?f3 0 ?f3 ?f2 0 ?f2 Z N">
            <draw:equation draw:name="f0" draw:formula="5309/2"/>
            <draw:equation draw:name="f1" draw:formula="841/2"/>
            <draw:equation draw:name="f2" draw:formula="841"/>
            <draw:equation draw:name="f3" draw:formula="5309"/>
          </draw:enhanced-geometry>
        </draw:custom-shape>
        <draw:custom-shape draw:style-name="gr57" draw:text-style-name="P17" draw:layer="layout" svg:width="0.463cm" svg:height="0.366cm" svg:x="15.628cm" svg:y="11.205cm">
          <text:p/>
          <draw:enhanced-geometry svg:viewBox="0 0 0 0" draw:text-areas="?f11 ?f15 ?f13 ?f17" draw:type="" draw:enhanced-path="M 0 ?f14 L ?f0 ?f5 ?f20 ?f21 ?f0 ?f5 ?f22 ?f23 Z N">
            <draw:equation draw:name="f0" draw:formula="465/2"/>
            <draw:equation draw:name="f1" draw:formula="1*-29549/-9984"/>
            <draw:equation draw:name="f2" draw:formula="?f1 *13024"/>
            <draw:equation draw:name="f3" draw:formula="?f2 /-13440"/>
            <draw:equation draw:name="f4" draw:formula="?f0 *cos(?f3 *(pi/180))"/>
            <draw:equation draw:name="f5" draw:formula="368/2"/>
            <draw:equation draw:name="f6" draw:formula="1*-29549/-9984"/>
            <draw:equation draw:name="f7" draw:formula="?f6 *13024"/>
            <draw:equation draw:name="f8" draw:formula="?f7 /-13440"/>
            <draw:equation draw:name="f9" draw:formula="?f5 *sin(?f8 *(pi/180))"/>
            <draw:equation draw:name="f10" draw:formula="465/2"/>
            <draw:equation draw:name="f11" draw:formula="?f10 -?f4 "/>
            <draw:equation draw:name="f12" draw:formula="?f10 +?f4 "/>
            <draw:equation draw:name="f13" draw:formula="?f12 "/>
            <draw:equation draw:name="f14" draw:formula="368/2"/>
            <draw:equation draw:name="f15" draw:formula="?f14 -?f9 "/>
            <draw:equation draw:name="f16" draw:formula="?f14 +?f9 "/>
            <draw:equation draw:name="f17" draw:formula="?f16 "/>
            <draw:equation draw:name="f18" draw:formula="368"/>
            <draw:equation draw:name="f19" draw:formula="465"/>
            <draw:equation draw:name="f20" draw:formula="180"/>
            <draw:equation draw:name="f21" draw:formula="90"/>
            <draw:equation draw:name="f22" draw:formula="270"/>
            <draw:equation draw:name="f23" draw:formula="90"/>
            <draw:equation draw:name="f24" draw:formula=""/>
            <draw:equation draw:name="f25" draw:formula="90"/>
            <draw:equation draw:name="f26" draw:formula="90"/>
            <draw:equation draw:name="f27" draw:formula="90"/>
          </draw:enhanced-geometry>
        </draw:custom-shape>
        <draw:custom-shape draw:style-name="gr63" draw:text-style-name="P7" draw:layer="layout" svg:width="3.378cm" svg:height="0.843cm" svg:x="16.025cm" svg:y="10.974cm">
          <text:list text:style-name="L2">
            <text:list-header>
              <text:p text:style-name="P6"><text:span text:style-name="T8">FAQ</text:span></text:p>
            </text:list-header>
          </text:list>
          <draw:enhanced-geometry svg:viewBox="0 0 0 0" draw:text-areas="0 0 ?f3 ?f2" draw:type="rectangle" draw:enhanced-path="M 0 0 L ?f3 0 ?f3 ?f2 0 ?f2 Z N">
            <draw:equation draw:name="f0" draw:formula="3379/2"/>
            <draw:equation draw:name="f1" draw:formula="841/2"/>
            <draw:equation draw:name="f2" draw:formula="841"/>
            <draw:equation draw:name="f3" draw:formula="3379"/>
          </draw:enhanced-geometry>
        </draw:custom-shape>
        <draw:line draw:style-name="gr64" draw:text-style-name="P8" draw:layer="layout" svg:x1="15.243cm" svg:y1="9.922cm" svg:x2="13.008cm" svg:y2="9.926cm">
          <text:p/>
        </draw:line>
        <draw:connector draw:style-name="gr65" draw:text-style-name="P8" draw:layer="layout" draw:type="line" svg:x1="11.893cm" svg:y1="9.947cm" svg:x2="10.3cm" svg:y2="9.953cm" svg:d="M11893 9947l-1593 6" svg:viewBox="0 0 1594 7">
          <text:p/>
        </draw:connector>
        <draw:line draw:style-name="gr66" draw:text-style-name="P8" draw:layer="layout" svg:x1="15.306cm" svg:y1="11.205cm" svg:x2="13.026cm" svg:y2="11.21cm">
          <text:p/>
        </draw:line>
        <draw:connector draw:style-name="gr67" draw:text-style-name="P8" draw:layer="layout" draw:type="line" svg:x1="11.905cm" svg:y1="11.235cm" svg:x2="10.295cm" svg:y2="11.221cm" svg:d="M11905 11235l-1610-14" svg:viewBox="0 0 1611 15">
          <text:p/>
        </draw:connector>
        <draw:custom-shape draw:style-name="gr68" draw:text-style-name="P7" draw:layer="layout" svg:width="7.413cm" svg:height="1.603cm" svg:x="11.386cm" svg:y="7.797cm">
          <text:list text:style-name="L2">
            <text:list-header>
              <text:p text:style-name="P6"><text:span text:style-name="T5">Available SL Service</text:span></text:p>
              <text:p text:style-name="P6"><text:span text:style-name="T5">1:5</text:span></text:p>
            </text:list-header>
          </text:list>
          <draw:enhanced-geometry svg:viewBox="0 0 0 0" draw:text-areas="0 0 ?f3 ?f2" draw:type="rectangle" draw:enhanced-path="M 0 0 L ?f3 0 ?f3 ?f2 0 ?f2 Z N">
            <draw:equation draw:name="f0" draw:formula="7414/2"/>
            <draw:equation draw:name="f1" draw:formula="1605/2"/>
            <draw:equation draw:name="f2" draw:formula="1605"/>
            <draw:equation draw:name="f3" draw:formula="7414"/>
          </draw:enhanced-geometry>
        </draw:custom-shape>
        <draw:custom-shape draw:style-name="gr69" draw:text-style-name="P7" draw:layer="layout" svg:width="5.247cm" svg:height="1.603cm" svg:x="9.75cm" svg:y="11.453cm">
          <text:list text:style-name="L2">
            <text:list-header>
              <text:p text:style-name="P6"><text:span text:style-name="T5">For device(s)_1</text:span></text:p>
              <text:p text:style-name="P6"><text:span text:style-name="T5">1:30</text:span></text:p>
            </text:list-header>
          </text:list>
          <draw:enhanced-geometry svg:viewBox="0 0 0 0" draw:text-areas="0 0 ?f3 ?f2" draw:type="rectangle" draw:enhanced-path="M 0 0 L ?f3 0 ?f3 ?f2 0 ?f2 Z N">
            <draw:equation draw:name="f0" draw:formula="5249/2"/>
            <draw:equation draw:name="f1" draw:formula="1605/2"/>
            <draw:equation draw:name="f2" draw:formula="1605"/>
            <draw:equation draw:name="f3" draw:formula="5249"/>
          </draw:enhanced-geometry>
        </draw:custom-shape>
        <draw:line draw:style-name="gr66" draw:text-style-name="P8" draw:layer="layout" svg:x1="8.489cm" svg:y1="15.231cm" svg:x2="8.498cm" svg:y2="13.167cm">
          <text:p/>
        </draw:line>
        <draw:connector draw:style-name="gr67" draw:text-style-name="P8" draw:layer="layout" draw:type="line" svg:x1="8.493cm" svg:y1="12.236cm" svg:x2="8.488cm" svg:y2="11.596cm" svg:d="M8493 12236l-5-640" svg:viewBox="0 0 6 641">
          <text:p/>
        </draw:connector>
        <draw:custom-shape draw:style-name="gr70" draw:text-style-name="P7" draw:layer="layout" svg:width="4.189cm" svg:height="2.279cm" svg:x="8.608cm" svg:y="12.985cm">
          <text:list text:style-name="L2">
            <text:list-header>
              <text:p text:style-name="P6"><text:span text:style-name="T5">Assistance for</text:span></text:p>
              <text:p text:style-name="P6"><text:span text:style-name="T5">1:10</text:span></text:p>
            </text:list-header>
          </text:list>
          <draw:enhanced-geometry svg:viewBox="0 0 0 0" draw:text-areas="0 0 ?f3 ?f2" draw:type="rectangle" draw:enhanced-path="M 0 0 L ?f3 0 ?f3 ?f2 0 ?f2 Z N">
            <draw:equation draw:name="f0" draw:formula="4192/2"/>
            <draw:equation draw:name="f1" draw:formula="2277/2"/>
            <draw:equation draw:name="f2" draw:formula="2277"/>
            <draw:equation draw:name="f3" draw:formula="4192"/>
          </draw:enhanced-geometry>
        </draw:custom-shape>
        <draw:line draw:style-name="gr64" draw:text-style-name="P8" draw:layer="layout" svg:x1="6.019cm" svg:y1="15.205cm" svg:x2="6.028cm" svg:y2="13.141cm">
          <text:p/>
        </draw:line>
        <draw:connector draw:style-name="gr65" draw:text-style-name="P8" draw:layer="layout" draw:type="line" svg:x1="6.023cm" svg:y1="12.214cm" svg:x2="6.017cm" svg:y2="11.574cm" svg:d="M6023 12214l-6-640" svg:viewBox="0 0 7 641">
          <text:p/>
        </draw:connector>
        <draw:custom-shape draw:style-name="gr71" draw:text-style-name="P7" draw:layer="layout" svg:width="3.881cm" svg:height="2.279cm" svg:x="1.521cm" svg:y="12.912cm">
          <text:list text:style-name="L2">
            <text:list-header>
              <text:p text:style-name="P6"><text:span text:style-name="T5">For</text:span></text:p>
              <text:p text:style-name="P6"><text:span text:style-name="T5">device(s)_2</text:span></text:p>
              <text:p text:style-name="P6"><text:span text:style-name="T5">1:10</text:span></text:p>
            </text:list-header>
          </text:list>
          <draw:enhanced-geometry svg:viewBox="0 0 0 0" draw:text-areas="0 0 ?f3 ?f2" draw:type="rectangle" draw:enhanced-path="M 0 0 L ?f3 0 ?f3 ?f2 0 ?f2 Z N">
            <draw:equation draw:name="f0" draw:formula="3881/2"/>
            <draw:equation draw:name="f1" draw:formula="2281/2"/>
            <draw:equation draw:name="f2" draw:formula="2281"/>
            <draw:equation draw:name="f3" draw:formula="3881"/>
          </draw:enhanced-geometry>
        </draw:custom-shape>
        <draw:custom-shape draw:style-name="gr72" draw:text-style-name="P11" draw:layer="layout" svg:width="4.44cm" svg:height="2.279cm" svg:x="20.66cm" svg:y="11.205cm">
          <text:list text:style-name="L2">
            <text:list-header>
              <text:p text:style-name="P10"><text:span text:style-name="T5">Smart life</text:span></text:p>
              <text:p text:style-name="P10"><text:span text:style-name="T5">Services by </text:span></text:p>
              <text:p text:style-name="P10"><text:span text:style-name="T5">category</text:span></text:p>
            </text:list-header>
          </text:list>
          <draw:enhanced-geometry svg:viewBox="0 0 0 0" draw:text-areas="0 0 ?f3 ?f2" draw:type="rectangle" draw:enhanced-path="M 0 0 L ?f3 0 ?f3 ?f2 0 ?f2 Z N">
            <draw:equation draw:name="f0" draw:formula="4441/2"/>
            <draw:equation draw:name="f1" draw:formula="2281/2"/>
            <draw:equation draw:name="f2" draw:formula="2281"/>
            <draw:equation draw:name="f3" draw:formula="4441"/>
          </draw:enhanced-geometry>
        </draw:custom-shape>
        <draw:custom-shape draw:style-name="gr73" draw:text-style-name="P9" draw:layer="layout" svg:width="0.864cm" svg:height="1.023cm" svg:x="21.687cm" svg:y="10.389cm">
          <text:p/>
          <draw:enhanced-geometry svg:viewBox="0 0 0 0" draw:text-areas="?f23 ?f17 ?f24 ?f19" draw:type="" draw:modifiers="50000 50000" draw:enhanced-path="M 0 ?f16 L ?f13 0 ?f13 ?f17 ?f24 ?f17 ?f24 ?f19 ?f13 ?f19 ?f13 ?f25 Z N">
            <draw:equation draw:name="f0" draw:formula="min(867,1023)"/>
            <draw:equation draw:name="f1" draw:formula="-31072*867"/>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1023*?f6 "/>
            <draw:equation draw:name="f15" draw:formula="?f14 /3392"/>
            <draw:equation draw:name="f16" draw:formula="1023/2"/>
            <draw:equation draw:name="f17" draw:formula="?f16 -?f15 "/>
            <draw:equation draw:name="f18" draw:formula="?f16 +?f15 "/>
            <draw:equation draw:name="f19" draw:formula="?f18 "/>
            <draw:equation draw:name="f20" draw:formula="1023/2"/>
            <draw:equation draw:name="f21" draw:formula="?f17 *?f12 "/>
            <draw:equation draw:name="f22" draw:formula="?f21 /?f20 "/>
            <draw:equation draw:name="f23" draw:formula="?f13 -?f22 "/>
            <draw:equation draw:name="f24" draw:formula="867"/>
            <draw:equation draw:name="f25" draw:formula="1023"/>
            <draw:handle draw:handle-position="?f13 ?f8" draw:handle-range-y-minimum="0" draw:handle-range-y-maximum="100000"/>
            <draw:handle draw:handle-position="?f5 top" draw:handle-range-x-minimum="0" draw:handle-range-x-maximum="?f1"/>
          </draw:enhanced-geometry>
        </draw:custom-shape>
        <draw:custom-shape draw:style-name="gr74" draw:text-style-name="P9" draw:layer="layout" svg:width="0.957cm" svg:height="1.023cm" svg:x="24.245cm" svg:y="10.389cm">
          <text:p/>
          <draw:enhanced-geometry svg:viewBox="0 0 0 0" draw:text-areas="?f23 ?f17 ?f24 ?f19" draw:type="" draw:modifiers="50000 50000" draw:enhanced-path="M 0 ?f16 L ?f13 0 ?f13 ?f17 ?f24 ?f17 ?f24 ?f19 ?f13 ?f19 ?f13 ?f25 Z N">
            <draw:equation draw:name="f0" draw:formula="min(957,1023)"/>
            <draw:equation draw:name="f1" draw:formula="-31072*957"/>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1023*?f6 "/>
            <draw:equation draw:name="f15" draw:formula="?f14 /3392"/>
            <draw:equation draw:name="f16" draw:formula="1023/2"/>
            <draw:equation draw:name="f17" draw:formula="?f16 -?f15 "/>
            <draw:equation draw:name="f18" draw:formula="?f16 +?f15 "/>
            <draw:equation draw:name="f19" draw:formula="?f18 "/>
            <draw:equation draw:name="f20" draw:formula="1023/2"/>
            <draw:equation draw:name="f21" draw:formula="?f17 *?f12 "/>
            <draw:equation draw:name="f22" draw:formula="?f21 /?f20 "/>
            <draw:equation draw:name="f23" draw:formula="?f13 -?f22 "/>
            <draw:equation draw:name="f24" draw:formula="957"/>
            <draw:equation draw:name="f25" draw:formula="1023"/>
            <draw:handle draw:handle-position="?f13 ?f8" draw:handle-range-y-minimum="0" draw:handle-range-y-maximum="100000"/>
            <draw:handle draw:handle-position="?f5 top" draw:handle-range-x-minimum="0" draw:handle-range-x-maximum="?f1"/>
          </draw:enhanced-geometry>
        </draw:custom-shape>
        <draw:custom-shape draw:style-name="gr75" draw:text-style-name="P11" draw:layer="layout" svg:width="7.223cm" svg:height="2.279cm" svg:x="22.6cm" svg:y="7.761cm">
          <text:list text:style-name="L2">
            <text:list-header>
              <text:p text:style-name="P10"><text:span text:style-name="T5">All smart</text:span></text:p>
              <text:p text:style-name="P10"><text:span text:style-name="T5">Life services</text:span></text:p>
              <text:p text:style-name="P10"><text:span text:style-name="T5">categories</text:span></text:p>
            </text:list-header>
          </text:list>
          <draw:enhanced-geometry svg:viewBox="0 0 0 0" draw:text-areas="0 0 ?f3 ?f2" draw:type="rectangle" draw:enhanced-path="M 0 0 L ?f3 0 ?f3 ?f2 0 ?f2 Z N">
            <draw:equation draw:name="f0" draw:formula="7225/2"/>
            <draw:equation draw:name="f1" draw:formula="2281/2"/>
            <draw:equation draw:name="f2" draw:formula="2281"/>
            <draw:equation draw:name="f3" draw:formula="7225"/>
          </draw:enhanced-geometry>
        </draw:custom-shape>
        <draw:custom-shape draw:style-name="gr76" draw:text-style-name="P11" draw:layer="layout" svg:width="7.223cm" svg:height="0.927cm" svg:x="19.632cm" svg:y="14.654cm">
          <text:list text:style-name="L2">
            <text:list-header>
              <text:p text:style-name="P10"><text:span text:style-name="T5">Highlights</text:span></text:p>
            </text:list-header>
          </text:list>
          <draw:enhanced-geometry svg:viewBox="0 0 0 0" draw:text-areas="0 0 ?f3 ?f2" draw:type="rectangle" draw:enhanced-path="M 0 0 L ?f3 0 ?f3 ?f2 0 ?f2 Z N">
            <draw:equation draw:name="f0" draw:formula="7225/2"/>
            <draw:equation draw:name="f1" draw:formula="925/2"/>
            <draw:equation draw:name="f2" draw:formula="925"/>
            <draw:equation draw:name="f3" draw:formula="7225"/>
          </draw:enhanced-geometry>
        </draw:custom-shape>
        <draw:custom-shape draw:style-name="gr77" draw:text-style-name="P9" draw:layer="layout" svg:width="0.895cm" svg:height="0.962cm" draw:transform="rotate (-3.14159265358979) translate (5.449cm 10.985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78" draw:text-style-name="P9" draw:layer="layout" svg:width="0.895cm" svg:height="0.961cm" draw:transform="rotate (-3.14159265358979) translate (2.693cm 10.966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79" draw:text-style-name="P7" draw:layer="layout" svg:width="3.588cm" svg:height="1.603cm" svg:x="2.103cm" svg:y="7.898cm">
          <text:list text:style-name="L2">
            <text:list-header>
              <text:p text:style-name="P6"><text:span text:style-name="T5">Devices by</text:span></text:p>
              <text:p text:style-name="P6"><text:span text:style-name="T5">category</text:span></text:p>
            </text:list-header>
          </text:list>
          <draw:enhanced-geometry svg:viewBox="0 0 0 0" draw:text-areas="0 0 ?f3 ?f2" draw:type="rectangle" draw:enhanced-path="M 0 0 L ?f3 0 ?f3 ?f2 0 ?f2 Z N">
            <draw:equation draw:name="f0" draw:formula="3586/2"/>
            <draw:equation draw:name="f1" draw:formula="1604/2"/>
            <draw:equation draw:name="f2" draw:formula="1604"/>
            <draw:equation draw:name="f3" draw:formula="3586"/>
          </draw:enhanced-geometry>
        </draw:custom-shape>
        <draw:custom-shape draw:style-name="gr80" draw:text-style-name="P7" draw:layer="layout" svg:width="3.52cm" svg:height="1.603cm" svg:x="-0.185cm" svg:y="10.799cm">
          <text:list text:style-name="L2">
            <text:list-header>
              <text:p text:style-name="P6"><text:span text:style-name="T5">All devices</text:span></text:p>
              <text:p text:style-name="P6"><text:span text:style-name="T5">categories</text:span></text:p>
            </text:list-header>
          </text:list>
          <draw:enhanced-geometry svg:viewBox="0 0 0 0" draw:text-areas="0 0 ?f3 ?f2" draw:type="rectangle" draw:enhanced-path="M 0 0 L ?f3 0 ?f3 ?f2 0 ?f2 Z N">
            <draw:equation draw:name="f0" draw:formula="3518/2"/>
            <draw:equation draw:name="f1" draw:formula="1602/2"/>
            <draw:equation draw:name="f2" draw:formula="1602"/>
            <draw:equation draw:name="f3" draw:formula="3518"/>
          </draw:enhanced-geometry>
        </draw:custom-shape>
        <draw:custom-shape draw:style-name="gr77" draw:text-style-name="P9" draw:layer="layout" svg:width="0.895cm" svg:height="0.962cm" draw:transform="rotate (-3.14159265358979) translate (5.449cm 17.088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77" draw:text-style-name="P9" draw:layer="layout" svg:width="0.895cm" svg:height="0.962cm" draw:transform="rotate (-3.14159265358979) translate (2.693cm 17.066cm)">
          <text:p/>
          <draw:enhanced-geometry svg:viewBox="0 0 0 0" draw:text-areas="?f23 ?f17 ?f24 ?f19" draw:type="" draw:modifiers="50000 50000" draw:enhanced-path="M 0 ?f16 L ?f13 0 ?f13 ?f17 ?f24 ?f17 ?f24 ?f19 ?f13 ?f19 ?f13 ?f25 Z N">
            <draw:equation draw:name="f0" draw:formula="min(895,964)"/>
            <draw:equation draw:name="f1" draw:formula="-31072*895"/>
            <draw:equation draw:name="f2" draw:formula="?f1 /?f0 "/>
            <draw:equation draw:name="f3" draw:formula="-$0 "/>
            <draw:equation draw:name="f4" draw:formula="-31072-$0 "/>
            <draw:equation draw:name="f5" draw:formula="if(?f4 ,$0 ,-31072)"/>
            <draw:equation draw:name="f6" draw:formula="if(?f3 ,0,?f4 )"/>
            <draw:equation draw:name="f7" draw:formula="-$1 "/>
            <draw:equation draw:name="f8" draw:formula="?f2 -$1 "/>
            <draw:equation draw:name="f9" draw:formula="if(?f8 ,$1 ,?f2 )"/>
            <draw:equation draw:name="f10" draw:formula="if(?f7 ,0,?f8 )"/>
            <draw:equation draw:name="f11" draw:formula="?f0 *?f10 "/>
            <draw:equation draw:name="f12" draw:formula="?f11 /-31072"/>
            <draw:equation draw:name="f13" draw:formula="?f12 "/>
            <draw:equation draw:name="f14" draw:formula="964*?f6 "/>
            <draw:equation draw:name="f15" draw:formula="?f14 /3392"/>
            <draw:equation draw:name="f16" draw:formula="964/2"/>
            <draw:equation draw:name="f17" draw:formula="?f16 -?f15 "/>
            <draw:equation draw:name="f18" draw:formula="?f16 +?f15 "/>
            <draw:equation draw:name="f19" draw:formula="?f18 "/>
            <draw:equation draw:name="f20" draw:formula="964/2"/>
            <draw:equation draw:name="f21" draw:formula="?f17 *?f12 "/>
            <draw:equation draw:name="f22" draw:formula="?f21 /?f20 "/>
            <draw:equation draw:name="f23" draw:formula="?f13 -?f22 "/>
            <draw:equation draw:name="f24" draw:formula="895"/>
            <draw:equation draw:name="f25" draw:formula="964"/>
            <draw:handle draw:handle-position="?f13 ?f8" draw:handle-range-y-minimum="0" draw:handle-range-y-maximum="100000"/>
            <draw:handle draw:handle-position="?f5 top" draw:handle-range-x-minimum="0" draw:handle-range-x-maximum="?f1"/>
          </draw:enhanced-geometry>
        </draw:custom-shape>
        <draw:custom-shape draw:style-name="gr81" draw:text-style-name="P7" draw:layer="layout" svg:width="3.681cm" svg:height="2.279cm" svg:x="3.956cm" svg:y="17.004cm">
          <text:list text:style-name="L2">
            <text:list-header>
              <text:p text:style-name="P6"><text:span text:style-name="T5">Assistance</text:span></text:p>
              <text:p text:style-name="P6"><text:span text:style-name="T5">services by</text:span></text:p>
              <text:p text:style-name="P6"><text:span text:style-name="T5">category</text:span></text:p>
            </text:list-header>
          </text:list>
          <draw:enhanced-geometry svg:viewBox="0 0 0 0" draw:text-areas="0 0 ?f3 ?f2" draw:type="rectangle" draw:enhanced-path="M 0 0 L ?f3 0 ?f3 ?f2 0 ?f2 Z N">
            <draw:equation draw:name="f0" draw:formula="3679/2"/>
            <draw:equation draw:name="f1" draw:formula="2278/2"/>
            <draw:equation draw:name="f2" draw:formula="2278"/>
            <draw:equation draw:name="f3" draw:formula="3679"/>
          </draw:enhanced-geometry>
        </draw:custom-shape>
        <draw:custom-shape draw:style-name="gr82" draw:text-style-name="P7" draw:layer="layout" svg:width="4.337cm" svg:height="2.279cm" svg:x="-0.093cm" svg:y="16.898cm">
          <text:list text:style-name="L2">
            <text:list-header>
              <text:p text:style-name="P6"><text:span text:style-name="T5">All assistance</text:span></text:p>
              <text:p text:style-name="P6"><text:span text:style-name="T5">services</text:span></text:p>
              <text:p text:style-name="P6"><text:span text:style-name="T5">categories</text:span></text:p>
            </text:list-header>
          </text:list>
          <draw:enhanced-geometry svg:viewBox="0 0 0 0" draw:text-areas="0 0 ?f3 ?f2" draw:type="rectangle" draw:enhanced-path="M 0 0 L ?f3 0 ?f3 ?f2 0 ?f2 Z N">
            <draw:equation draw:name="f0" draw:formula="4335/2"/>
            <draw:equation draw:name="f1" draw:formula="2278/2"/>
            <draw:equation draw:name="f2" draw:formula="2278"/>
            <draw:equation draw:name="f3" draw:formula="4335"/>
          </draw:enhanced-geometry>
        </draw:custom-shape>
        <draw:custom-shape draw:name="Oval 32" draw:style-name="gr83" draw:text-style-name="P18" draw:layer="layout" svg:width="0.52cm" svg:height="0.411cm" svg:x="5.666cm" svg:y="3.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666cm" svg:y="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698cm" svg:y="5.0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37cm" svg:y="3.7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37cm" svg:y="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62cm" svg:y="4.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62cm" svg:y="5.4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3.147cm" svg:y="6.0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741cm" svg:y="9.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724cm" svg:y="10.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6">
          <draw:custom-shape draw:name="Oval 20" draw:style-name="gr84" draw:text-style-name="P14" draw:layer="layout" svg:width="1.307cm" svg:height="1.269cm" svg:x="11.8cm" svg:y="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12.061cm" svg:y1="10.977cm" svg:x2="12.846cm" svg:y2="10.979cm">
            <text:p/>
          </draw:line>
          <draw:line draw:name="Straight Connector 24" draw:style-name="gr85" draw:text-style-name="P19" draw:layer="layout" svg:x1="12.061cm" svg:y1="11.293cm" svg:x2="12.846cm" svg:y2="11.294cm">
            <text:p/>
          </draw:line>
          <draw:line draw:name="Straight Connector 25" draw:style-name="gr85" draw:text-style-name="P19" draw:layer="layout" svg:x1="12.061cm" svg:y1="11.545cm" svg:x2="12.846cm" svg:y2="11.546cm">
            <text:p/>
          </draw:line>
        </draw:g>
        <draw:g draw:name="Group 26">
          <draw:custom-shape draw:name="Oval 20" draw:style-name="gr84" draw:text-style-name="P14" draw:layer="layout" svg:width="1.307cm" svg:height="1.269cm" svg:x="11.693cm" svg:y="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11.954cm" svg:y1="9.577cm" svg:x2="12.739cm" svg:y2="9.579cm">
            <text:p/>
          </draw:line>
          <draw:line draw:name="Straight Connector 24" draw:style-name="gr85" draw:text-style-name="P19" draw:layer="layout" svg:x1="11.954cm" svg:y1="9.893cm" svg:x2="12.739cm" svg:y2="9.894cm">
            <text:p/>
          </draw:line>
          <draw:line draw:name="Straight Connector 25" draw:style-name="gr85" draw:text-style-name="P19" draw:layer="layout" svg:x1="11.954cm" svg:y1="10.145cm" svg:x2="12.739cm" svg:y2="10.146cm">
            <text:p/>
          </draw:line>
        </draw:g>
        <draw:g draw:name="Group 26">
          <draw:custom-shape draw:name="Oval 20" draw:style-name="gr84" draw:text-style-name="P14" draw:layer="layout" svg:width="1.307cm" svg:height="1.269cm" svg:x="7.893cm" svg:y="12.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8.154cm" svg:y1="12.418cm" svg:x2="8.939cm" svg:y2="12.42cm">
            <text:p/>
          </draw:line>
          <draw:line draw:name="Straight Connector 24" draw:style-name="gr85" draw:text-style-name="P19" draw:layer="layout" svg:x1="8.154cm" svg:y1="12.734cm" svg:x2="8.939cm" svg:y2="12.735cm">
            <text:p/>
          </draw:line>
          <draw:line draw:name="Straight Connector 25" draw:style-name="gr85" draw:text-style-name="P19" draw:layer="layout" svg:x1="8.154cm" svg:y1="12.986cm" svg:x2="8.939cm" svg:y2="12.987cm">
            <text:p/>
          </draw:line>
        </draw:g>
        <draw:g draw:name="Group 26">
          <draw:custom-shape draw:name="Oval 20" draw:style-name="gr84" draw:text-style-name="P14" draw:layer="layout" svg:width="1.307cm" svg:height="1.269cm" svg:x="5.4cm" svg:y="12.1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3" draw:style-name="gr85" draw:text-style-name="P19" draw:layer="layout" svg:x1="5.661cm" svg:y1="12.508cm" svg:x2="6.446cm" svg:y2="12.51cm">
            <text:p/>
          </draw:line>
          <draw:line draw:name="Straight Connector 24" draw:style-name="gr85" draw:text-style-name="P19" draw:layer="layout" svg:x1="5.661cm" svg:y1="12.824cm" svg:x2="6.446cm" svg:y2="12.825cm">
            <text:p/>
          </draw:line>
          <draw:line draw:name="Straight Connector 25" draw:style-name="gr85" draw:text-style-name="P19" draw:layer="layout" svg:x1="5.661cm" svg:y1="13.076cm" svg:x2="6.446cm" svg:y2="13.077cm">
            <text:p/>
          </draw:line>
        </draw:g>
        <draw:custom-shape draw:name="Oval 32" draw:style-name="gr83" draw:text-style-name="P18" draw:layer="layout" svg:width="0.52cm" svg:height="0.411cm" svg:x="15.465cm" svg:y="9.8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5.496cm" svg:y="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15.505cm" svg:y="11.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 draw:style-name="gr83" draw:text-style-name="P18" draw:layer="layout" svg:width="0.52cm" svg:height="0.411cm" svg:x="5.67cm" svg:y="15.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1">
          <draw:custom-shape draw:name="Oval 30" draw:style-name="gr86" draw:text-style-name="P14" draw:layer="layout" svg:width="1.479cm" svg:height="1.411cm" svg:x="3.055cm" svg:y="9.5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custom-shape draw:name="Oval 26" draw:style-name="gr87" draw:text-style-name="P14" draw:layer="layout" svg:width="1.311cm" svg:height="1.301cm" svg:x="3.142cm" svg:y="9.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85" draw:text-style-name="P19" draw:layer="layout" svg:x1="3.404cm" svg:y1="10.262cm" svg:x2="4.191cm" svg:y2="10.263cm">
              <text:p/>
            </draw:line>
            <draw:line draw:name="Straight Connector 28" draw:style-name="gr85" draw:text-style-name="P19" draw:layer="layout" svg:x1="3.404cm" svg:y1="10.459cm" svg:x2="4.191cm" svg:y2="10.461cm">
              <text:p/>
            </draw:line>
            <draw:line draw:name="Straight Connector 29" draw:style-name="gr85" draw:text-style-name="P19" draw:layer="layout" svg:x1="3.404cm" svg:y1="10.658cm" svg:x2="4.191cm" svg:y2="10.659cm">
              <text:p/>
            </draw:line>
          </draw:g>
          <draw:custom-shape draw:name="Chord 25" draw:style-name="gr88" draw:text-style-name="P18" draw:layer="layout" svg:width="1.615cm" svg:height="1.719cm" svg:x="2.985cm" svg:y="9.581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31">
          <draw:custom-shape draw:name="Oval 30" draw:style-name="gr86" draw:text-style-name="P14" draw:layer="layout" svg:width="1.479cm" svg:height="1.411cm" svg:x="2.699cm" svg:y="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custom-shape draw:name="Oval 26" draw:style-name="gr87" draw:text-style-name="P14" draw:layer="layout" svg:width="1.311cm" svg:height="1.301cm" svg:x="2.786cm" svg:y="15.6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85" draw:text-style-name="P19" draw:layer="layout" svg:x1="3.048cm" svg:y1="16.288cm" svg:x2="3.835cm" svg:y2="16.289cm">
              <text:p/>
            </draw:line>
            <draw:line draw:name="Straight Connector 28" draw:style-name="gr85" draw:text-style-name="P19" draw:layer="layout" svg:x1="3.048cm" svg:y1="16.485cm" svg:x2="3.835cm" svg:y2="16.487cm">
              <text:p/>
            </draw:line>
            <draw:line draw:name="Straight Connector 29" draw:style-name="gr85" draw:text-style-name="P19" draw:layer="layout" svg:x1="3.048cm" svg:y1="16.684cm" svg:x2="3.835cm" svg:y2="16.685cm">
              <text:p/>
            </draw:line>
          </draw:g>
          <draw:custom-shape draw:name="Chord 25" draw:style-name="gr88" draw:text-style-name="P18" draw:layer="layout" svg:width="1.615cm" svg:height="1.719cm" svg:x="2.629cm" svg:y="15.607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31">
          <draw:custom-shape draw:name="Oval 30" draw:style-name="gr86" draw:text-style-name="P14" draw:layer="layout" svg:width="1.479cm" svg:height="1.411cm" svg:x="22.655cm" svg:y="10.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custom-shape draw:name="Oval 26" draw:style-name="gr87" draw:text-style-name="P14" draw:layer="layout" svg:width="1.311cm" svg:height="1.301cm" svg:x="22.742cm" svg:y="10.0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85" draw:text-style-name="P19" draw:layer="layout" svg:x1="23.004cm" svg:y1="10.728cm" svg:x2="23.791cm" svg:y2="10.729cm">
              <text:p/>
            </draw:line>
            <draw:line draw:name="Straight Connector 28" draw:style-name="gr85" draw:text-style-name="P19" draw:layer="layout" svg:x1="23.004cm" svg:y1="10.925cm" svg:x2="23.791cm" svg:y2="10.927cm">
              <text:p/>
            </draw:line>
            <draw:line draw:name="Straight Connector 29" draw:style-name="gr85" draw:text-style-name="P19" draw:layer="layout" svg:x1="23.004cm" svg:y1="11.124cm" svg:x2="23.791cm" svg:y2="11.125cm">
              <text:p/>
            </draw:line>
          </draw:g>
          <draw:custom-shape draw:name="Chord 25" draw:style-name="gr88" draw:text-style-name="P18" draw:layer="layout" svg:width="1.615cm" svg:height="1.719cm" svg:x="22.585cm" svg:y="10.047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25.48cm" svg:y="10.0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25.771cm" svg:y1="10.675cm" svg:x2="26.644cm" svg:y2="10.676cm">
              <text:p/>
            </draw:line>
            <draw:line draw:name="Straight Connector 7" draw:style-name="gr85" draw:text-style-name="P19" draw:layer="layout" svg:x1="25.771cm" svg:y1="10.881cm" svg:x2="26.644cm" svg:y2="10.882cm">
              <text:p/>
            </draw:line>
            <draw:line draw:name="Straight Connector 8" draw:style-name="gr85" draw:text-style-name="P19" draw:layer="layout" svg:x1="25.771cm" svg:y1="11.088cm" svg:x2="26.644cm" svg:y2="11.09cm">
              <text:p/>
            </draw:line>
          </draw:g>
          <draw:custom-shape draw:name="Chord 9" draw:style-name="gr90" draw:text-style-name="P18" draw:layer="layout" svg:width="1.592cm" svg:height="1.795cm" svg:x="25.408cm" svg:y="10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22.48cm" svg:y="13.4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22.771cm" svg:y1="14.159cm" svg:x2="23.644cm" svg:y2="14.16cm">
              <text:p/>
            </draw:line>
            <draw:line draw:name="Straight Connector 7" draw:style-name="gr85" draw:text-style-name="P19" draw:layer="layout" svg:x1="22.771cm" svg:y1="14.365cm" svg:x2="23.644cm" svg:y2="14.366cm">
              <text:p/>
            </draw:line>
            <draw:line draw:name="Straight Connector 8" draw:style-name="gr85" draw:text-style-name="P19" draw:layer="layout" svg:x1="22.771cm" svg:y1="14.572cm" svg:x2="23.644cm" svg:y2="14.574cm">
              <text:p/>
            </draw:line>
          </draw:g>
          <draw:custom-shape draw:name="Chord 9" draw:style-name="gr90" draw:text-style-name="P18" draw:layer="layout" svg:width="1.592cm" svg:height="1.795cm" svg:x="22.408cm" svg:y="13.484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0.072cm" svg:y="15.6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0.363cm" svg:y1="16.28cm" svg:x2="1.236cm" svg:y2="16.281cm">
              <text:p/>
            </draw:line>
            <draw:line draw:name="Straight Connector 7" draw:style-name="gr85" draw:text-style-name="P19" draw:layer="layout" svg:x1="0.363cm" svg:y1="16.486cm" svg:x2="1.236cm" svg:y2="16.487cm">
              <text:p/>
            </draw:line>
            <draw:line draw:name="Straight Connector 8" draw:style-name="gr85" draw:text-style-name="P19" draw:layer="layout" svg:x1="0.363cm" svg:y1="16.693cm" svg:x2="1.236cm" svg:y2="16.695cm">
              <text:p/>
            </draw:line>
          </draw:g>
          <draw:custom-shape draw:name="Chord 9" draw:style-name="gr90" draw:text-style-name="P18" draw:layer="layout" svg:width="1.592cm" svg:height="1.795cm" svg:x="0cm" svg:y="15.605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g draw:name="Group 11">
          <draw:g draw:name="Group 4">
            <draw:custom-shape draw:name="Oval 5" draw:style-name="gr89" draw:text-style-name="P14" draw:layer="layout" svg:width="1.455cm" svg:height="1.358cm" svg:x="0.072cm" svg:y="9.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 draw:style-name="gr85" draw:text-style-name="P19" draw:layer="layout" svg:x1="0.363cm" svg:y1="10.275cm" svg:x2="1.236cm" svg:y2="10.276cm">
              <text:p/>
            </draw:line>
            <draw:line draw:name="Straight Connector 7" draw:style-name="gr85" draw:text-style-name="P19" draw:layer="layout" svg:x1="0.363cm" svg:y1="10.481cm" svg:x2="1.236cm" svg:y2="10.482cm">
              <text:p/>
            </draw:line>
            <draw:line draw:name="Straight Connector 8" draw:style-name="gr85" draw:text-style-name="P19" draw:layer="layout" svg:x1="0.363cm" svg:y1="10.688cm" svg:x2="1.236cm" svg:y2="10.69cm">
              <text:p/>
            </draw:line>
          </draw:g>
          <draw:custom-shape draw:name="Chord 9" draw:style-name="gr90" draw:text-style-name="P18" draw:layer="layout" svg:width="1.592cm" svg:height="1.795cm" svg:x="0cm" svg:y="9.6cm">
            <text:p/>
            <draw:enhanced-geometry draw:mirror-horizontal="false" draw:mirror-vertical="false" svg:viewBox="0 0 0 0" draw:text-areas="?f27 ?f29 ?f28 ?f30" draw:type="ooxml-chord" draw:modifiers="13350572 19019338"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g>
        <draw:custom-shape draw:name="Left Arrow 74" draw:style-name="gr91" draw:text-style-name="P14" draw:layer="layout" svg:width="1cm" svg:height="1.078cm" draw:transform="rotate (-3.14159265358979) translate (5.554cm 10.878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1" draw:text-style-name="P14" draw:layer="layout" svg:width="1cm" svg:height="1.078cm" draw:transform="rotate (-3.14159265358979) translate (2.798cm 10.878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1" draw:text-style-name="P14" draw:layer="layout" svg:width="1cm" svg:height="1.078cm" draw:transform="rotate (-3.14159265358979) translate (5.4cm 16.898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1" draw:text-style-name="P14" draw:layer="layout" svg:width="1cm" svg:height="1.078cm" draw:transform="rotate (-3.14159265358979) translate (2.693cm 16.83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2" draw:text-style-name="P14" draw:layer="layout" svg:width="1.221cm" svg:height="1.145cm" svg:x="21.364cm" svg:y="10.092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74" draw:style-name="gr92" draw:text-style-name="P14" draw:layer="layout" svg:width="1.221cm" svg:height="1.145cm" svg:x="24.2cm" svg:y="10.2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4.843cm" svg:height="11.13cm" svg:x="3.074cm" svg:y="2.258cm" draw:page-number="3" presentation:class="page"/>
          <draw:frame presentation:style-name="pr5" draw:text-style-name="P3" draw:layer="layout" svg:width="16.797cm" svg:height="13.361cm" svg:x="2.098cm" svg:y="14.106cm">
            <draw:text-box>
              <text:p/>
            </draw:text-box>
          </draw:frame>
        </presentation:notes>
      </draw:page>
      <draw:page draw:name="page4" draw:style-name="dp3" draw:master-page-name="Predefinito" presentation:presentation-page-layout-name="AL1T1">
        <draw:frame presentation:style-name="pr6" draw:layer="layout" svg:width="25.188cm" svg:height="1.863cm" svg:x="1.398cm" svg:y="0.587cm" presentation:class="title" presentation:user-transformed="true">
          <draw:text-box>
            <text:p>P-IDM</text:p>
          </draw:text-box>
        </draw:frame>
        <draw:custom-shape draw:name="Snip Single Corner Rectangle 86" draw:style-name="gr93" draw:text-style-name="P21" draw:layer="layout" svg:width="1.896cm" svg:height="2.235cm" svg:x="11.521cm" svg:y="2.665cm">
          <text:p text:style-name="P20">H</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Quad Arrow 194" draw:style-name="gr94" draw:text-style-name="P18" draw:layer="layout" svg:width="1.227cm" svg:height="1.12cm" svg:x="12.573cm" svg:y="2.154cm">
          <text:p/>
          <draw:enhanced-geometry draw:mirror-horizontal="false" draw:mirror-vertical="false" draw:text-areas="?f22 ?f19 ?f23 ?f20" svg:viewBox="0 0 0 0" draw:type="ooxml-quadArrow" draw:modifiers="22500 22500 22500"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Shape 54" draw:style-name="gr95" draw:text-style-name="P19" draw:layer="layout" svg:width="7.989cm" svg:height="1.354cm" draw:transform="rotate (-3.14159265358979) translate (11.589cm 4.644cm)">
          <text:p/>
          <draw:enhanced-geometry draw:mirror-horizontal="false" draw:mirror-vertical="true" draw:text-areas="0 0 ?f2 ?f3" svg:viewBox="0 0 0 0" draw:type="ooxml-bentConnector3" draw:modifiers="100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54" draw:style-name="gr96" draw:text-style-name="P19" draw:layer="layout" svg:width="9.056cm" svg:height="1.512cm" svg:x="13.344cm" svg:y="3.488cm">
          <text:p/>
          <draw:enhanced-geometry draw:mirror-horizontal="false" draw:mirror-vertical="false" draw:text-areas="0 0 ?f2 ?f3" svg:viewBox="0 0 0 0" draw:type="ooxml-bentConnector3" draw:modifiers="999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23" draw:style-name="gr97" draw:text-style-name="P14" draw:layer="layout" svg:width="6.635cm" svg:height="7.864cm" svg:x="0.678cm" svg:y="4.6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8" draw:text-style-name="P18" draw:layer="layout" svg:width="1.507cm" svg:height="0.554cm" svg:x="5.499cm" svg:y="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Quad Arrow 121" draw:style-name="gr99" draw:text-style-name="P18" draw:layer="layout" svg:width="1.749cm" svg:height="1.689cm" svg:x="0.1cm" svg:y="4.239cm">
          <text:p/>
          <draw:enhanced-geometry draw:mirror-horizontal="false" draw:mirror-vertical="false" draw:text-areas="?f22 ?f19 ?f23 ?f20" svg:viewBox="0 0 0 0" draw:type="ooxml-quadArrow" draw:modifiers="22500 22500 22500"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Snip Single Corner Rectangle 28" draw:style-name="gr100" draw:text-style-name="P23" draw:layer="layout" svg:width="2.067cm" svg:height="2.704cm" svg:x="3.408cm" svg:y="4.867cm">
          <text:p text:style-name="P22"><text:span text:style-name="T9">Innovation </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2" draw:style-name="gr101" draw:text-style-name="P23" draw:layer="layout" svg:width="2.067cm" svg:height="1.836cm" svg:x="3.399cm" svg:y="8.02cm">
          <text:p text:style-name="P22"><text:span text:style-name="T9">Testimonial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5" draw:style-name="gr102" draw:text-style-name="P23" draw:layer="layout" svg:width="2.067cm" svg:height="1.836cm" svg:x="3.396cm" svg:y="10.153cm">
          <text:p text:style-name="P22"><text:span text:style-name="T9">Project</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TextBox 50" draw:style-name="gr103" draw:text-style-name="P16" draw:layer="layout" svg:width="3.161cm" svg:height="1.773cm" svg:x="0.424cm" svg:y="10.813cm">
          <text:p text:style-name="P24"><text:span text:style-name="T10">Who we 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 draw:style-name="gr104" draw:text-style-name="P19" draw:layer="layout" svg:width="1.025cm" svg:height="0.806cm" svg:x="5.101cm" svg:y="4.177cm">
          <text:p/>
          <draw:enhanced-geometry draw:mirror-horizontal="true" draw:mirror-vertical="false" svg:viewBox="0 0 21600 21600" draw:type="mso-spt32" draw:enhanced-path="M 0 0 L 21600 21600 N"/>
        </draw:custom-shape>
        <draw:custom-shape draw:name="Oval 94" draw:style-name="gr105" draw:text-style-name="P18" draw:layer="layout" svg:width="0.569cm" svg:height="0.494cm" svg:x="3.408cm" svg:y="5.1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0" draw:style-name="gr106" draw:text-style-name="P16" draw:layer="layout" svg:width="12.176cm" svg:height="2.535cm" svg:x="0.024cm" svg:y="14.513cm">
          <text:p text:style-name="P24"><text:span text:style-name="T11">TODO</text:span><text:span text:style-name="T10"> Set the righ index for each section</text:span></text:p>
          <text:p text:style-name="P24"><text:span text:style-name="T10">Internal links in the s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7" draw:text-style-name="P14" draw:layer="layout" svg:width="6.635cm" svg:height="10.053cm" svg:x="18.778cm" svg:y="4.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8" draw:text-style-name="P18" draw:layer="layout" svg:width="1.507cm" svg:height="0.554cm" svg:x="23.599cm" svg:y="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Quad Arrow 121" draw:style-name="gr99" draw:text-style-name="P18" draw:layer="layout" svg:width="1.749cm" svg:height="1.689cm" svg:x="18.2cm" svg:y="4.439cm">
          <text:p/>
          <draw:enhanced-geometry draw:mirror-horizontal="false" draw:mirror-vertical="false" draw:text-areas="?f22 ?f19 ?f23 ?f20" svg:viewBox="0 0 0 0" draw:type="ooxml-quadArrow" draw:modifiers="22500 22500 22500"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Snip Single Corner Rectangle 28" draw:style-name="gr108" draw:text-style-name="P23" draw:layer="layout" svg:width="2.067cm" svg:height="2.704cm" svg:x="21.508cm" svg:y="5.067cm">
          <text:p text:style-name="P22"><text:span text:style-name="T9">Group description &amp; Governance </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2" draw:style-name="gr109" draw:text-style-name="P23" draw:layer="layout" svg:width="2.067cm" svg:height="1.836cm" svg:x="21.499cm" svg:y="8.22cm">
          <text:p text:style-name="P22"><text:span text:style-name="T9">New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35" draw:style-name="gr110" draw:text-style-name="P23" draw:layer="layout" svg:width="2.067cm" svg:height="1.836cm" svg:x="21.496cm" svg:y="10.353cm">
          <text:p text:style-name="P22"><text:span text:style-name="T9">Business &amp; market</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TextBox 50" draw:style-name="gr111" draw:text-style-name="P16" draw:layer="layout" svg:width="3.161cm" svg:height="1.773cm" svg:x="18.524cm" svg:y="12.713cm">
          <text:p text:style-name="P24"><text:span text:style-name="T10">The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 draw:style-name="gr104" draw:text-style-name="P19" draw:layer="layout" svg:width="1.025cm" svg:height="0.806cm" svg:x="23.201cm" svg:y="4.377cm">
          <text:p/>
          <draw:enhanced-geometry draw:mirror-horizontal="true" draw:mirror-vertical="false" svg:viewBox="0 0 21600 21600" draw:type="mso-spt32" draw:enhanced-path="M 0 0 L 21600 21600 N"/>
        </draw:custom-shape>
        <draw:custom-shape draw:name="Oval 94" draw:style-name="gr105" draw:text-style-name="P18" draw:layer="layout" svg:width="0.569cm" svg:height="0.494cm" svg:x="21.508cm" svg:y="5.3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nip Single Corner Rectangle 35" draw:style-name="gr112" draw:text-style-name="P23" draw:layer="layout" svg:width="2.067cm" svg:height="1.836cm" svg:x="21.496cm" svg:y="12.754cm">
          <text:p text:style-name="P22"><text:span text:style-name="T9">For investors</text:span></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presentation:notes draw:style-name="dp2">
          <draw:page-thumbnail draw:style-name="gr1" draw:layer="layout" svg:width="14.838cm" svg:height="11.126cm" svg:x="3.074cm" svg:y="2.258cm" draw:page-number="4" presentation:class="page"/>
          <draw:frame presentation:style-name="pr7" draw:text-style-name="P25" draw:layer="layout" svg:width="16.792cm" svg:height="13.357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71a6da" draw:end-color="#549ada" draw:start-intensity="100%" draw:end-intensity="100%" draw:angle="0" draw:border="0%"/>
    <draw:marker draw:name="Arrow" svg:viewBox="0 0 20 30" svg:d="M10 0l-10 30h20z"/>
    <draw:marker draw:name="Arrowhead_20_2" draw:display-name="Arrowhead 2" svg:viewBox="0 0 450 450" svg:d="M225 0l225 409-68 41-157-288-158 288-67-41z"/>
    <draw:marker draw:name="Arrowhead_20_3" draw:display-name="Arrowhead 3" svg:viewBox="0 0 450 450" svg:d="M225 0l225 409-68 41-157-288-158 288-67-41z"/>
    <draw:marker draw:name="Arrowhead_20_4" draw:display-name="Arrowhead 4" svg:viewBox="0 0 450 450" svg:d="M225 0l225 409-68 41-157-288-158 288-67-41z"/>
    <draw:marker draw:name="msArrowEnd_20_5" draw:display-name="msArrowEnd 5" svg:viewBox="0 0 213 213" svg:d="M107 0l106 213h-213z"/>
    <draw:marker draw:name="msArrowOpenEnd_20_5" draw:display-name="msArrowOpenEnd 5" svg:viewBox="0 0 315 315" svg:d="M158 0l157 287-47 28-110-202-111 202-47-28z"/>
    <draw:stroke-dash draw:name="Dash_20_4" draw:display-name="Dash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draw:auto-grow-height="false" draw:fit-to-size="shrink-to-fit" fo:padding-top="0.068cm" fo:padding-bottom="0cm" fo:padding-left="0cm" fo:padding-right="0cm">
        <text:list-style style:name="Predefinit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2.063cm" fo:margin-right="0cm" fo:margin-top="0.401cm" fo:margin-bottom="0cm" fo:line-height="9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3.175cm" fo:margin-right="0cm" fo:margin-top="0.299cm" fo:margin-bottom="0cm" fo:line-height="9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4.445cm" fo:margin-right="0cm" fo:margin-top="0.202cm" fo:margin-bottom="0cm" fo:line-height="9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5.715cm" fo:margin-right="0cm" fo:margin-top="0.101cm" fo:margin-bottom="0cm" fo:line-height="9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cm" fo:padding-bottom="0cm" fo:padding-left="0cm" fo:padding-right="0cm">
        <text:list-style style:name="Predefinit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478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478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479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479cm" fo:min-width="0cm" fo:padding-top="0cm" fo:padding-bottom="0cm" fo:padding-left="0cm" fo:padding-right="0cm" fo:wrap-option="wrap" draw:shadow-color="#808080"/>
    </style:style>
    <style:style style:name="Mpr1" style:family="presentation" style:parent-style-name="Predefinito-backgroundobjects">
      <style:graphic-properties draw:stroke="none" draw:fill="none" draw:fill-color="#ffffff" draw:auto-grow-height="false" draw:auto-grow-width="false" fo:min-height="1.439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language-asian="it" style:country-asian="IT" style:language-complex="it" style:country-complex="IT"/>
    </style:style>
    <style:style style:name="MT3" style:family="text">
      <style:text-properties fo:color="#000000" style:font-name="Times New Roman" fo:font-size="14pt" fo:language="it" fo:country="IT" style:font-name-asian="DejaVu Sans1" style:font-size-asian="14pt" style:language-asian="it" style:country-asian="IT" style:font-name-complex="DejaVu Sans1" style:font-size-complex="14pt" style:language-complex="it" style:country-complex="I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88cm" svg:height="3.497cm" svg:x="1.398cm" svg:y="0.837cm" presentation:class="title" presentation:placeholder="true">
        <draw:text-box/>
      </draw:frame>
      <draw:frame presentation:style-name="Predefinito-outline1" draw:layer="backgroundobjects" svg:width="25.188cm" svg:height="12.171cm" svg:x="1.398cm" svg:y="4.911cm" presentation:class="outline" presentation:placeholder="true">
        <draw:text-box/>
      </draw:frame>
      <draw:frame presentation:style-name="Mpr1" draw:text-style-name="MP5" draw:layer="backgroundobjects" svg:width="6.513cm" svg:height="1.438cm" svg:x="1.397cm" svg:y="19.129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868cm" svg:height="1.438cm" svg:x="9.578cm" svg:y="19.129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514cm" svg:height="1.438cm" svg:x="20.077cm" svg:y="19.129cm" presentation:class="page-number">
        <draw:text-box>
          <text:list text:style-name="ML1">
            <text:list-header>
              <text:p><text:span text:style-name="MT2"><text:page-number>&lt;numero&gt;</text:page-number></text:span></text:p>
            </text:list-header>
          </text:list>
        </draw:text-box>
      </draw:frame>
      <presentation:notes style:page-layout-name="PM0">
        <draw:rect draw:style-name="Mgr3" draw:text-style-name="MP6" draw:layer="backgroundobjects" svg:width="21cm" svg:height="29.7cm" svg:x="0cm" svg:y="0cm">
          <text:p/>
        </draw:rect>
        <draw:custom-shape draw:style-name="Mgr4" draw:text-style-name="MP7"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finito-title" draw:layer="backgroundobjects" svg:width="14.838cm" svg:height="11.126cm" svg:x="3.074cm" svg:y="2.258cm" presentation:class="page"/>
        <draw:frame presentation:style-name="Predefinito-notes" draw:layer="backgroundobjects" svg:width="16.792cm" svg:height="13.357cm" svg:x="2.099cm" svg:y="14.106cm" presentation:class="notes" presentation:placeholder="true">
          <draw:text-box/>
        </draw:frame>
        <draw:frame draw:style-name="Mgr5" draw:text-style-name="MP9" draw:layer="backgroundobjects" svg:width="9.106cm" svg:height="1.477cm" svg:x="0cm" svg:y="-0.001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106cm" svg:height="1.477cm" svg:x="11.884cm" svg:y="-0.001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106cm" svg:height="1.478cm" svg:x="0cm" svg:y="28.213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106cm" svg:height="1.478cm" svg:x="11.884cm" svg:y="28.213cm" presentation:class="page-number">
          <draw:text-box>
            <text:list text:style-name="ML1">
              <text:list-header>
                <text:p text:style-name="MP10"><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12:58:52.323583700</meta:creation-date>
    <dc:date>2016-04-11T13:40:01.134438396</dc:date>
    <meta:editing-cycles>73</meta:editing-cycles>
    <meta:editing-duration>PT22H11M7S</meta:editing-duration>
    <meta:generator>LibreOffice/5.0.5.2$Linux_X86_64 LibreOffice_project/00m0$Build-2</meta:generator>
    <meta:document-statistic meta:object-count="275"/>
  </office:meta>
</office:document-meta>
</file>